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T15" style:parent-style-name="Hyperlink" style:family="text">
      <style:text-properties fo:language="en" fo:country="U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fo:language="en" fo:country="U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T19" style:parent-style-name="Hyperlink" style:family="text">
      <style:text-properties fo:language="en" fo:country="U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T21" style:parent-style-name="Hyperlink" style:family="text">
      <style:text-properties fo:language="en" fo:country="U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T23" style:parent-style-name="Hyperlink" style:family="text">
      <style:text-properties fo:language="en" fo:country="U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1" style:family="paragraph">
      <style:paragraph-properties>
        <style:tab-stops>
          <style:tab-stop style:type="right" style:leader-style="dotted" style:leader-text="." style:position="6.293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1" style:family="paragraph">
      <style:paragraph-properties>
        <style:tab-stops>
          <style:tab-stop style:type="right" style:leader-style="dotted" style:leader-text="." style:position="6.293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3" style:family="paragraph">
      <style:paragraph-properties>
        <style:tab-stops>
          <style:tab-stop style:type="right" style:leader-style="dotted" style:leader-text="." style:position="5.9875in"/>
        </style:tab-stops>
      </style:paragraph-properties>
    </style:style>
    <style:style style:name="P40" style:parent-style-name="Verzeichnis3" style:family="paragraph">
      <style:paragraph-properties>
        <style:tab-stops>
          <style:tab-stop style:type="right" style:leader-style="dotted" style:leader-text="." style:position="5.9875in"/>
        </style:tab-stops>
      </style:paragraph-properties>
    </style:style>
    <style:style style:name="P41" style:parent-style-name="Verzeichnis3" style:family="paragraph">
      <style:paragraph-properties>
        <style:tab-stops>
          <style:tab-stop style:type="right" style:leader-style="dotted" style:leader-text="." style:position="5.9875in"/>
        </style:tab-stops>
      </style:paragraph-properties>
    </style:style>
    <style:style style:name="P42" style:parent-style-name="Verzeichnis3" style:family="paragraph">
      <style:paragraph-properties>
        <style:tab-stops>
          <style:tab-stop style:type="right" style:leader-style="dotted" style:leader-text="." style:position="5.9875in"/>
        </style:tab-stops>
      </style:paragraph-properties>
    </style:style>
    <style:style style:name="T43" style:parent-style-name="Hyperlink" style:family="text">
      <style:text-properties fo:language="en" fo:country="US"/>
    </style:style>
    <style:style style:name="P44" style:parent-style-name="Verzeichnis3" style:family="paragraph">
      <style:paragraph-properties>
        <style:tab-stops>
          <style:tab-stop style:type="right" style:leader-style="dotted" style:leader-text="." style:position="5.9875in"/>
        </style:tab-stops>
      </style:paragraph-properties>
    </style:style>
    <style:style style:name="T45" style:parent-style-name="Hyperlink" style:family="text">
      <style:text-properties fo:language="en" fo:country="US"/>
    </style:style>
    <style:style style:name="P46" style:parent-style-name="Verzeichnis1" style:family="paragraph">
      <style:paragraph-properties>
        <style:tab-stops>
          <style:tab-stop style:type="right" style:leader-style="dotted" style:leader-text="." style:position="6.293in"/>
        </style:tab-stops>
      </style:paragraph-properties>
    </style:style>
    <style:style style:name="T47" style:parent-style-name="Hyperlink" style:family="text">
      <style:text-properties fo:language="en" fo:country="US"/>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T49" style:parent-style-name="Hyperlink" style:family="text">
      <style:text-properties fo:language="en" fo:country="US"/>
    </style:style>
    <style:style style:name="P50" style:parent-style-name="Verzeichnis2" style:family="paragraph">
      <style:paragraph-properties>
        <style:tab-stops>
          <style:tab-stop style:type="right" style:leader-style="dotted" style:leader-text="." style:position="6.1402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2" style:family="paragraph">
      <style:paragraph-properties>
        <style:tab-stops>
          <style:tab-stop style:type="right" style:leader-style="dotted" style:leader-text="." style:position="6.1402in"/>
        </style:tab-stops>
      </style:paragraph-properties>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P54" style:parent-style-name="Überschrift2" style:family="paragraph">
      <style:paragraph-properties fo:text-indent="0.4916in"/>
    </style:style>
    <style:style style:name="P55" style:parent-style-name="Standard" style:family="paragraph">
      <style:paragraph-properties fo:text-align="justify" fo:margin-left="0.4916in">
        <style:tab-stops/>
      </style:paragraph-properties>
      <style:text-properties fo:font-size="12pt" style:font-size-asian="12pt" style:font-size-complex="12pt"/>
    </style:style>
    <style:style style:name="P56" style:parent-style-name="Standard" style:family="paragraph">
      <style:paragraph-properties fo:text-align="justify" fo:margin-left="0.4916in">
        <style:tab-stops/>
      </style:paragraph-properties>
      <style:text-properties fo:font-size="12pt" style:font-size-asian="12pt" style:font-size-complex="12pt"/>
    </style:style>
    <style:style style:name="P57" style:parent-style-name="Standard" style:family="paragraph">
      <style:paragraph-properties fo:text-align="justify" fo:margin-left="0.4916in">
        <style:tab-stops/>
      </style:paragraph-properties>
      <style:text-properties fo:font-size="12pt" style:font-size-asian="12pt" style:font-size-complex="12pt"/>
    </style:style>
    <style:style style:name="P58" style:parent-style-name="Überschrift2" style:family="paragraph">
      <style:paragraph-properties fo:text-indent="0.4916in"/>
    </style:style>
    <style:style style:name="P59" style:parent-style-name="Standard" style:family="paragraph">
      <style:paragraph-properties fo:text-align="justify" fo:margin-left="0.4916in">
        <style:tab-stops/>
      </style:paragraph-properties>
      <style:text-properties fo:font-size="12pt" style:font-size-asian="12pt" style:font-size-complex="12pt"/>
    </style:style>
    <style:style style:name="P60" style:parent-style-name="Standard" style:family="paragraph">
      <style:paragraph-properties fo:text-align="justify" fo:margin-left="0.4916in">
        <style:tab-stops/>
      </style:paragraph-properties>
      <style:text-properties fo:font-size="12pt" style:font-size-asian="12pt" style:font-size-complex="12pt"/>
    </style:style>
    <style:style style:name="P61" style:parent-style-name="Standard" style:family="paragraph">
      <style:paragraph-properties fo:text-align="justify" fo:margin-left="0.4916in">
        <style:tab-stops/>
      </style:paragraph-properties>
      <style:text-properties fo:font-size="12pt" style:font-size-asian="12pt" style:font-size-complex="12pt"/>
    </style:style>
    <style:style style:name="P62" style:parent-style-name="Überschrift2" style:family="paragraph">
      <style:paragraph-properties fo:text-align="justify" fo:margin-left="0.4916in">
        <style:tab-stops/>
      </style:paragraph-properties>
    </style:style>
    <style:style style:name="P63" style:parent-style-name="Standard" style:family="paragraph">
      <style:paragraph-properties fo:text-align="justify" fo:margin-left="0.4916in">
        <style:tab-stops/>
      </style:paragraph-properties>
      <style:text-properties fo:font-size="12pt" style:font-size-asian="12pt" style:font-size-complex="12pt"/>
    </style:style>
    <style:style style:name="P64" style:parent-style-name="Überschrift2" style:family="paragraph">
      <style:paragraph-properties fo:margin-left="0.4916in">
        <style:tab-stops/>
      </style:paragraph-properties>
    </style:style>
    <style:style style:name="P65" style:parent-style-name="Standard" style:family="paragraph">
      <style:paragraph-properties fo:text-align="justify" fo:margin-left="0.4916in">
        <style:tab-stops/>
      </style:paragraph-properties>
      <style:text-properties fo:font-size="12pt" style:font-size-asian="12pt" style:font-size-complex="12pt"/>
    </style:style>
    <style:style style:name="P66" style:parent-style-name="Überschrift2" style:family="paragraph">
      <style:paragraph-properties fo:text-indent="0.4916in"/>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Standard" style:family="paragraph">
      <style:paragraph-properties fo:text-align="justify"/>
      <style:text-properties fo:hyphenate="true"/>
    </style:style>
    <style:style style:name="P69" style:parent-style-name="Überschrift1" style:family="paragraph">
      <style:paragraph-properties fo:break-before="page"/>
    </style:style>
    <style:style style:name="P70" style:parent-style-name="Überschrift2" style:family="paragraph">
      <style:paragraph-properties fo:text-indent="0.4916in"/>
    </style:style>
    <style:style style:name="P71" style:parent-style-name="Standard" style:family="paragraph">
      <style:paragraph-properties fo:text-align="justify" fo:margin-left="0.4916in">
        <style:tab-stops/>
      </style:paragraph-properties>
    </style:style>
    <style:style style:name="T72" style:parent-style-name="Absatz-Standardschriftart" style:family="text">
      <style:text-properties fo:font-size="12pt" style:font-size-asian="12pt" style:font-size-complex="12pt"/>
    </style:style>
    <style:style style:name="T73" style:parent-style-name="Absatz-Standardschriftart" style:family="text">
      <style:text-properties fo:font-size="12pt" style:font-size-asian="12pt" style:font-size-complex="12pt"/>
    </style:style>
    <style:style style:name="T74" style:parent-style-name="Absatz-Standardschriftart" style:family="text">
      <style:text-properties style:font-name="Consolas" fo:font-style="italic" style:font-style-asian="italic" style:font-style-complex="italic" fo:font-size="12pt" style:font-size-asian="12pt" style:font-size-complex="12pt"/>
    </style:style>
    <style:style style:name="T75" style:parent-style-name="Absatz-Standardschriftart" style:family="text">
      <style:text-properties fo:font-size="12pt" style:font-size-asian="12pt" style:font-size-complex="12pt"/>
    </style:style>
    <style:style style:name="T76" style:parent-style-name="Absatz-Standardschriftart" style:family="text">
      <style:text-properties fo:font-size="12pt" style:font-size-asian="12pt" style:font-size-complex="12pt"/>
    </style:style>
    <style:style style:name="T77" style:parent-style-name="Absatz-Standardschriftart" style:family="text">
      <style:text-properties fo:font-size="12pt" style:font-size-asian="12pt" style:font-size-complex="12pt"/>
    </style:style>
    <style:style style:name="T78" style:parent-style-name="Absatz-Standardschriftart" style:family="text">
      <style:text-properties style:font-name="Consolas" fo:font-style="italic" style:font-style-asian="italic" style:font-style-complex="italic" fo:font-size="12pt" style:font-size-asian="12pt" style:font-size-complex="12pt"/>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fo:font-size="12pt" style:font-size-asian="12pt" style:font-size-complex="12pt"/>
    </style:style>
    <style:style style:name="P81" style:parent-style-name="Standard" style:family="paragraph">
      <style:paragraph-properties fo:text-align="justify" fo:margin-left="0.4916in">
        <style:tab-stops/>
      </style:paragraph-properties>
      <style:text-properties fo:font-size="12pt" style:font-size-asian="12pt" style:font-size-complex="12pt"/>
    </style:style>
    <style:style style:name="P82" style:parent-style-name="Standard" style:family="paragraph">
      <style:paragraph-properties fo:text-align="justify" fo:margin-left="0.4916in">
        <style:tab-stops/>
      </style:paragraph-properties>
      <style:text-properties fo:font-size="12pt" style:font-size-asian="12pt" style:font-size-complex="12pt"/>
    </style:style>
    <style:style style:name="P83" style:parent-style-name="Überschrift2" style:family="paragraph">
      <style:paragraph-properties fo:text-indent="0.4916in"/>
    </style:style>
    <style:style style:name="P84" style:parent-style-name="Standard" style:family="paragraph">
      <style:paragraph-properties fo:text-align="justify" fo:margin-left="0.4916in">
        <style:tab-stops/>
      </style:paragraph-properties>
      <style:text-properties fo:font-size="12pt" style:font-size-asian="12pt" style:font-size-complex="12pt"/>
    </style:style>
    <style:style style:name="P85" style:parent-style-name="Standard" style:family="paragraph">
      <style:paragraph-properties fo:text-align="justify" fo:margin-left="0.4916in">
        <style:tab-stops/>
      </style:paragraph-properties>
      <style:text-properties fo:font-size="12pt" style:font-size-asian="12pt" style:font-size-complex="12pt"/>
    </style:style>
    <style:style style:name="P86" style:parent-style-name="Standard" style:family="paragraph">
      <style:paragraph-properties fo:text-align="justify" fo:margin-left="0.4916in">
        <style:tab-stops/>
      </style:paragraph-properties>
      <style:text-properties fo:font-size="12pt" style:font-size-asian="12pt" style:font-size-complex="12pt"/>
    </style:style>
    <style:style style:name="P87" style:parent-style-name="Überschrift2" style:family="paragraph">
      <style:paragraph-properties fo:text-indent="0.4916in"/>
      <style:text-properties fo:language="en" fo:country="US"/>
    </style:style>
    <style:style style:name="P88" style:parent-style-name="Standard" style:family="paragraph">
      <style:paragraph-properties fo:text-align="justify" fo:margin-left="0.4916in">
        <style:tab-stops/>
      </style:paragraph-properties>
    </style:style>
    <style:style style:name="T89" style:parent-style-name="Absatz-Standardschriftart" style:family="text">
      <style:text-properties fo:font-size="12pt" style:font-size-asian="12pt" style:font-size-complex="12pt"/>
    </style:style>
    <style:style style:name="T90" style:parent-style-name="Absatz-Standardschriftart" style:family="text">
      <style:text-properties style:font-name="Consolas" fo:font-style="italic" style:font-style-asian="italic" style:font-style-complex="italic" fo:font-size="12pt" style:font-size-asian="12pt" style:font-size-complex="12pt"/>
    </style:style>
    <style:style style:name="T91" style:parent-style-name="Absatz-Standardschriftart" style:family="text">
      <style:text-properties fo:font-size="12pt" style:font-size-asian="12pt" style:font-size-complex="12pt"/>
    </style:style>
    <style:style style:name="T92" style:parent-style-name="Absatz-Standardschriftart" style:family="text">
      <style:text-properties fo:font-size="12pt" style:font-size-asian="12pt" style:font-size-complex="12pt"/>
    </style:style>
    <style:style style:name="T93" style:parent-style-name="Absatz-Standardschriftart" style:family="text">
      <style:text-properties fo:font-size="12pt" style:font-size-asian="12pt" style:font-size-complex="12pt"/>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style:font-name="Consolas" fo:font-style="italic" style:font-style-asian="italic" style:font-style-complex="italic" fo:font-size="12pt" style:font-size-asian="12pt" style:font-size-complex="12pt"/>
    </style:style>
    <style:style style:name="T101" style:parent-style-name="Absatz-Standardschriftart" style:family="text">
      <style:text-properties style:font-name="Consolas" fo:font-style="italic" style:font-style-asian="italic" style:font-style-complex="italic" fo:font-size="12pt" style:font-size-asian="12pt" style:font-size-complex="12pt"/>
    </style:style>
    <style:style style:name="T102" style:parent-style-name="Absatz-Standardschriftart" style:family="text">
      <style:text-properties style:font-name="Consolas" fo:font-style="italic" style:font-style-asian="italic" style:font-style-complex="italic" fo:font-size="12pt" style:font-size-asian="12pt" style:font-size-complex="12pt"/>
    </style:style>
    <style:style style:name="T103" style:parent-style-name="Absatz-Standardschriftart" style:family="text">
      <style:text-properties fo:font-size="12pt" style:font-size-asian="12pt" style:font-size-complex="12pt"/>
    </style:style>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style:font-name="Consolas" fo:font-style="italic" style:font-style-asian="italic" style:font-style-complex="italic" fo:font-size="12pt" style:font-size-asian="12pt" style:font-size-complex="12pt"/>
    </style:style>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style:font-name="Consolas" fo:font-style="italic" style:font-style-asian="italic" style:font-style-complex="italic" fo:font-size="12pt" style:font-size-asian="12pt" style:font-size-complex="12pt"/>
    </style:style>
    <style:style style:name="T109" style:parent-style-name="Absatz-Standardschriftart" style:family="text">
      <style:text-properties fo:font-size="12pt" style:font-size-asian="12pt" style:font-size-complex="12pt"/>
    </style:style>
    <style:style style:name="T110" style:parent-style-name="Absatz-Standardschriftart" style:family="text">
      <style:text-properties style:font-name="Consolas" fo:font-style="italic" style:font-style-asian="italic" style:font-style-complex="italic" fo:font-size="12pt" style:font-size-asian="12pt" style:font-size-complex="12pt"/>
    </style:style>
    <style:style style:name="T111" style:parent-style-name="Absatz-Standardschriftart" style:family="text">
      <style:text-properties fo:font-size="12pt" style:font-size-asian="12pt" style:font-size-complex="12pt"/>
    </style:style>
    <style:style style:name="P112" style:parent-style-name="Standard" style:family="paragraph">
      <style:paragraph-properties fo:text-align="justify"/>
      <style:text-properties fo:font-size="12pt" style:font-size-asian="12pt" style:font-size-complex="12pt"/>
    </style:style>
    <style:style style:name="P113" style:parent-style-name="Überschrift2" style:family="paragraph">
      <style:paragraph-properties fo:text-indent="0.4916in"/>
    </style:style>
    <style:style style:name="P114" style:parent-style-name="Standard" style:family="paragraph">
      <style:paragraph-properties fo:text-align="justify" fo:margin-left="0.4916in">
        <style:tab-stops/>
      </style:paragraph-properties>
      <style:text-properties fo:font-size="12pt" style:font-size-asian="12pt" style:font-size-complex="12pt"/>
    </style:style>
    <style:style style:name="P115" style:parent-style-name="Standard" style:family="paragraph">
      <style:paragraph-properties fo:text-align="justify" fo:margin-left="0.4916in">
        <style:tab-stops/>
      </style:paragraph-properties>
      <style:text-properties fo:font-size="12pt" style:font-size-asian="12pt" style:font-size-complex="12pt"/>
    </style:style>
    <style:style style:name="P116" style:parent-style-name="Überschrift2" style:family="paragraph">
      <style:paragraph-properties fo:text-indent="0.4916in"/>
    </style:style>
    <style:style style:name="P117" style:parent-style-name="Standard" style:family="paragraph">
      <style:paragraph-properties fo:text-align="justify" fo:margin-left="0.4916in">
        <style:tab-stops/>
      </style:paragraph-properties>
      <style:text-properties fo:font-size="12pt" style:font-size-asian="12pt" style:font-size-complex="12pt"/>
    </style:style>
    <style:style style:name="P118" style:parent-style-name="Standard" style:family="paragraph">
      <style:paragraph-properties fo:text-align="justify" fo:margin-left="0.4916in">
        <style:tab-stops/>
      </style:paragraph-properties>
    </style:style>
    <style:style style:name="P119" style:parent-style-name="Standard" style:family="paragraph">
      <style:paragraph-properties fo:break-before="page"/>
      <style:text-properties fo:hyphenate="true"/>
    </style:style>
    <style:style style:name="P120" style:parent-style-name="Überschrift2" style:family="paragraph">
      <style:paragraph-properties fo:text-indent="0.4916in"/>
    </style:style>
    <style:style style:name="P121" style:parent-style-name="Standard" style:family="paragraph">
      <style:paragraph-properties fo:text-align="justify" fo:margin-left="0.4916in">
        <style:tab-stops/>
      </style:paragraph-properties>
      <style:text-properties fo:font-size="12pt" style:font-size-asian="12pt" style:font-size-complex="12pt"/>
    </style:style>
    <style:style style:name="P122" style:parent-style-name="Überschrift2" style:family="paragraph">
      <style:paragraph-properties fo:text-indent="0.4916in"/>
    </style:style>
    <style:style style:name="P123" style:parent-style-name="Standard" style:family="paragraph">
      <style:paragraph-properties fo:text-align="justify" fo:margin-left="0.4916in">
        <style:tab-stops/>
      </style:paragraph-properties>
      <style:text-properties fo:font-size="12pt" style:font-size-asian="12pt" style:font-size-complex="12pt"/>
    </style:style>
    <style:style style:name="P124" style:parent-style-name="Standard" style:family="paragraph">
      <style:paragraph-properties fo:text-align="justify" fo:margin-left="0.4916in">
        <style:tab-stops/>
      </style:paragraph-properties>
      <style:text-properties fo:font-size="12pt" style:font-size-asian="12pt" style:font-size-complex="12pt"/>
    </style:style>
    <style:style style:name="P125" style:parent-style-name="Standard" style:family="paragraph">
      <style:paragraph-properties fo:text-align="justify" fo:margin-left="0.4916in">
        <style:tab-stops/>
      </style:paragraph-properties>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style:font-name="Consolas" fo:font-style="italic" style:font-style-asian="italic" style:font-style-complex="italic" fo:font-size="12pt" style:font-size-asian="12pt" style:font-size-complex="12pt"/>
    </style:style>
    <style:style style:name="T128" style:parent-style-name="Absatz-Standardschriftart" style:family="text">
      <style:text-properties fo:font-size="12pt" style:font-size-asian="12pt" style:font-size-complex="12pt"/>
    </style:style>
    <style:style style:name="T129" style:parent-style-name="Absatz-Standardschriftart" style:family="text">
      <style:text-properties fo:font-size="12pt" style:font-size-asian="12pt" style:font-size-complex="12pt"/>
    </style:style>
    <style:style style:name="T130" style:parent-style-name="Absatz-Standardschriftart" style:family="text">
      <style:text-properties fo:font-size="12pt" style:font-size-asian="12pt" style:font-size-complex="12pt"/>
    </style:style>
    <style:style style:name="T131" style:parent-style-name="Absatz-Standardschriftart" style:family="text">
      <style:text-properties fo:font-size="12pt" style:font-size-asian="12pt" style:font-size-complex="12pt"/>
    </style:style>
    <style:style style:name="P132" style:parent-style-name="Überschrift2" style:family="paragraph">
      <style:paragraph-properties fo:text-indent="0.4916in"/>
    </style:style>
    <style:style style:name="P133" style:parent-style-name="Standard" style:family="paragraph">
      <style:paragraph-properties fo:text-align="justify" fo:margin-left="0.4916in">
        <style:tab-stops/>
      </style:paragraph-properties>
      <style:text-properties fo:font-size="12pt" style:font-size-asian="12pt" style:font-size-complex="12pt"/>
    </style:style>
    <style:style style:name="P134" style:parent-style-name="Standard" style:family="paragraph">
      <style:paragraph-properties fo:text-align="justify" fo:margin-left="0.4916in">
        <style:tab-stops/>
      </style:paragraph-properties>
      <style:text-properties fo:font-size="12pt" style:font-size-asian="12pt" style:font-size-complex="12pt"/>
    </style:style>
    <style:style style:name="P135" style:parent-style-name="Standard" style:family="paragraph">
      <style:paragraph-properties fo:text-align="justify" fo:margin-left="0.4916in">
        <style:tab-stops/>
      </style:paragraph-properties>
      <style:text-properties fo:font-size="12pt" style:font-size-asian="12pt" style:font-size-complex="12pt"/>
    </style:style>
    <style:style style:name="P136" style:parent-style-name="Standard" style:family="paragraph">
      <style:paragraph-properties fo:text-align="justify" fo:margin-left="0.4916in">
        <style:tab-stops/>
      </style:paragraph-properties>
    </style:style>
    <style:style style:name="T137" style:parent-style-name="Absatz-Standardschriftart" style:family="text">
      <style:text-properties fo:font-size="12pt" style:font-size-asian="12pt" style:font-size-complex="12pt"/>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fo:font-size="12pt" style:font-size-asian="12pt" style:font-size-complex="12pt"/>
    </style:style>
    <style:style style:name="T141" style:parent-style-name="Absatz-Standardschriftart" style:family="text">
      <style:text-properties style:font-name="Consolas" fo:font-style="italic" style:font-style-asian="italic" style:font-style-complex="italic" fo:font-size="12pt" style:font-size-asian="12pt" style:font-size-complex="12pt"/>
    </style:style>
    <style:style style:name="T142" style:parent-style-name="Absatz-Standardschriftart" style:family="text">
      <style:text-properties fo:font-size="12pt" style:font-size-asian="12pt" style:font-size-complex="12pt"/>
    </style:style>
    <style:style style:name="P143" style:parent-style-name="Standard" style:family="paragraph">
      <style:paragraph-properties fo:text-align="justify" fo:margin-left="0.4916in">
        <style:tab-stops/>
      </style:paragraph-properties>
    </style:style>
    <style:style style:name="T144" style:parent-style-name="Absatz-Standardschriftart" style:family="text">
      <style:text-properties fo:font-size="12pt" style:font-size-asian="12pt" style:font-size-complex="12pt"/>
    </style:style>
    <style:style style:name="T145" style:parent-style-name="Absatz-Standardschriftart" style:family="text">
      <style:text-properties fo:font-size="12pt" style:font-size-asian="12pt" style:font-size-complex="12pt"/>
    </style:style>
    <style:style style:name="T146" style:parent-style-name="Absatz-Standardschriftart" style:family="text">
      <style:text-properties style:font-name="Consolas" fo:font-style="italic" style:font-style-asian="italic" style:font-style-complex="italic" fo:font-size="12pt" style:font-size-asian="12pt" style:font-size-complex="12pt"/>
    </style:style>
    <style:style style:name="T147" style:parent-style-name="Absatz-Standardschriftart" style:family="text">
      <style:text-properties fo:font-size="12pt" style:font-size-asian="12pt" style:font-size-complex="12pt"/>
    </style:style>
    <style:style style:name="T148" style:parent-style-name="Absatz-Standardschriftart" style:family="text">
      <style:text-properties style:font-name="Consolas" fo:font-style="italic" style:font-style-asian="italic" style:font-style-complex="italic" fo:font-size="12pt" style:font-size-asian="12pt" style:font-size-complex="12pt"/>
    </style:style>
    <style:style style:name="T149" style:parent-style-name="Absatz-Standardschriftart" style:family="text">
      <style:text-properties style:font-name="Consolas" fo:font-style="italic" style:font-style-asian="italic" style:font-style-complex="italic" fo:font-size="12pt" style:font-size-asian="12pt" style:font-size-complex="12pt"/>
    </style:style>
    <style:style style:name="T150" style:parent-style-name="Absatz-Standardschriftart" style:family="text">
      <style:text-properties fo:font-size="12pt" style:font-size-asian="12pt" style:font-size-complex="12pt"/>
    </style:style>
    <style:style style:name="T151" style:parent-style-name="Absatz-Standardschriftart" style:family="text">
      <style:text-properties style:font-name="Consolas" fo:font-style="italic" style:font-style-asian="italic" style:font-style-complex="italic" fo:font-size="12pt" style:font-size-asian="12pt" style:font-size-complex="12pt"/>
    </style:style>
    <style:style style:name="T152" style:parent-style-name="Absatz-Standardschriftart" style:family="text">
      <style:text-properties fo:font-size="12pt" style:font-size-asian="12pt" style:font-size-complex="12pt"/>
    </style:style>
    <style:style style:name="P153" style:parent-style-name="Standard" style:family="paragraph">
      <style:paragraph-properties fo:break-before="page" fo:text-align="justify"/>
    </style:style>
    <style:style style:name="P154" style:parent-style-name="Überschrift2" style:family="paragraph">
      <style:paragraph-properties fo:text-align="justify"/>
    </style:style>
    <style:style style:name="P155" style:parent-style-name="Überschrift2" style:family="paragraph">
      <style:paragraph-properties fo:text-align="justify"/>
    </style:style>
    <style:style style:name="P156" style:parent-style-name="Überschrift2" style:family="paragraph">
      <style:paragraph-properties fo:text-align="justify"/>
    </style:style>
    <style:style style:name="P157" style:parent-style-name="Überschrift2" style:family="paragraph">
      <style:paragraph-properties fo:text-align="justify"/>
    </style:style>
    <style:style style:name="P158" style:parent-style-name="Überschrift2" style:family="paragraph">
      <style:paragraph-properties fo:text-align="justify"/>
    </style:style>
    <style:style style:name="P159" style:parent-style-name="Überschrift2" style:family="paragraph">
      <style:paragraph-properties fo:text-align="justify"/>
    </style:style>
    <style:style style:name="P160" style:parent-style-name="Überschrift2"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hyphenate="true"/>
    </style:style>
    <style:style style:name="P163" style:parent-style-name="Standard" style:family="paragraph">
      <style:paragraph-properties fo:text-align="justify"/>
      <style:text-properties fo:hyphenate="true"/>
    </style:style>
    <style:style style:name="P164" style:parent-style-name="Standard" style:family="paragraph">
      <style:paragraph-properties fo:text-align="justify"/>
      <style:text-properties fo:hyphenate="true"/>
    </style:style>
    <style:style style:name="P165" style:parent-style-name="Standard" style:family="paragraph">
      <style:paragraph-properties fo:text-align="justify"/>
      <style:text-properties fo:hyphenate="true"/>
    </style:style>
    <style:style style:name="P166" style:parent-style-name="Standard" style:family="paragraph">
      <style:paragraph-properties fo:text-align="justify"/>
      <style:text-properties fo:hyphenate="true"/>
    </style:style>
    <style:style style:name="P167" style:parent-style-name="Standard" style:family="paragraph">
      <style:paragraph-properties fo:text-align="justify"/>
      <style:text-properties fo:hyphenate="true"/>
    </style:style>
    <style:style style:name="P168" style:parent-style-name="Standard" style:family="paragraph">
      <style:paragraph-properties fo:text-align="justify"/>
      <style:text-properties fo:hyphenate="true"/>
    </style:style>
    <style:style style:name="P169" style:parent-style-name="Standard" style:family="paragraph">
      <style:paragraph-properties fo:text-align="justify"/>
      <style:text-properties fo:hyphenate="true"/>
    </style:style>
    <style:style style:name="P170" style:parent-style-name="Standard" style:family="paragraph">
      <style:paragraph-properties fo:text-align="justify"/>
      <style:text-properties fo:hyphenate="true"/>
    </style:style>
    <style:style style:name="P171" style:parent-style-name="Überschrift2" style:family="paragraph">
      <style:paragraph-properties fo:text-indent="0.4916in"/>
    </style:style>
    <style:style style:name="P172" style:parent-style-name="Standard" style:family="paragraph">
      <style:paragraph-properties fo:text-align="justify" fo:margin-left="0.4916in">
        <style:tab-stops/>
      </style:paragraph-properties>
    </style:style>
    <style:style style:name="T173" style:parent-style-name="Absatz-Standardschriftart" style:family="text">
      <style:text-properties fo:font-size="12pt" style:font-size-asian="12pt" style:font-size-complex="12pt"/>
    </style:style>
    <style:style style:name="T174" style:parent-style-name="Absatz-Standardschriftart" style:family="text">
      <style:text-properties fo:font-size="12pt" style:font-size-asian="12pt" style:font-size-complex="12pt"/>
    </style:style>
    <style:style style:name="T175" style:parent-style-name="Absatz-Standardschriftart" style:family="text">
      <style:text-properties style:font-name="Consolas" fo:font-style="italic" style:font-style-asian="italic" style:font-style-complex="italic" fo:font-size="12pt" style:font-size-asian="12pt" style:font-size-complex="12pt"/>
    </style:style>
    <style:style style:name="T176" style:parent-style-name="Absatz-Standardschriftart" style:family="text">
      <style:text-properties fo:font-size="12pt" style:font-size-asian="12pt" style:font-size-complex="12pt"/>
    </style:style>
    <style:style style:name="T177" style:parent-style-name="Absatz-Standardschriftart" style:family="text">
      <style:text-properties fo:font-size="12pt" style:font-size-asian="12pt" style:font-size-complex="12pt"/>
    </style:style>
    <style:style style:name="P178" style:parent-style-name="Standard" style:family="paragraph">
      <style:paragraph-properties fo:text-align="justify" fo:margin-left="0.4916in">
        <style:tab-stops/>
      </style:paragraph-properties>
    </style:style>
    <style:style style:name="T179" style:parent-style-name="Absatz-Standardschriftart" style:family="text">
      <style:text-properties fo:font-size="12pt" style:font-size-asian="12pt" style:font-size-complex="12pt"/>
    </style:style>
    <style:style style:name="T180" style:parent-style-name="Absatz-Standardschriftart" style:family="text">
      <style:text-properties fo:font-size="12pt" style:font-size-asian="12pt" style:font-size-complex="12pt"/>
    </style:style>
    <style:style style:name="T181" style:parent-style-name="Absatz-Standardschriftart" style:family="text">
      <style:text-properties style:font-name="Consolas" fo:font-style="italic" style:font-style-asian="italic" style:font-style-complex="italic" fo:font-size="12pt" style:font-size-asian="12pt" style:font-size-complex="12pt"/>
    </style:style>
    <style:style style:name="T182" style:parent-style-name="Absatz-Standardschriftart" style:family="text">
      <style:text-properties fo:font-size="12pt" style:font-size-asian="12pt" style:font-size-complex="12pt"/>
    </style:style>
    <style:style style:name="P183" style:parent-style-name="Standard" style:family="paragraph">
      <style:paragraph-properties fo:text-align="justify" fo:margin-left="0.4916in">
        <style:tab-stops/>
      </style:paragraph-properties>
      <style:text-properties fo:font-size="12pt" style:font-size-asian="12pt" style:font-size-complex="12pt"/>
    </style:style>
    <style:style style:name="P184" style:parent-style-name="Standard" style:family="paragraph">
      <style:paragraph-properties fo:text-align="justify" fo:margin-left="0.4916in">
        <style:tab-stops/>
      </style:paragraph-properties>
    </style:style>
    <style:style style:name="T185" style:parent-style-name="Absatz-Standardschriftart" style:family="text">
      <style:text-properties fo:font-size="12pt" style:font-size-asian="12pt" style:font-size-complex="12pt"/>
    </style:style>
    <style:style style:name="P186" style:parent-style-name="Standard" style:family="paragraph">
      <style:paragraph-properties fo:break-before="page"/>
      <style:text-properties fo:hyphenate="true"/>
    </style:style>
    <style:style style:name="P187" style:parent-style-name="Standard" style:family="paragraph">
      <style:paragraph-properties fo:text-align="justify" fo:margin-left="0.4916in">
        <style:tab-stops/>
      </style:paragraph-properties>
    </style:style>
    <style:style style:name="T188" style:parent-style-name="Absatz-Standardschriftart" style:family="text">
      <style:text-properties fo:font-size="12pt" style:font-size-asian="12pt" style:font-size-complex="12pt"/>
    </style:style>
    <style:style style:name="T189" style:parent-style-name="Absatz-Standardschriftart" style:family="text">
      <style:text-properties fo:font-size="12pt" style:font-size-asian="12pt" style:font-size-complex="12pt"/>
    </style:style>
    <style:style style:name="T190" style:parent-style-name="Absatz-Standardschriftart" style:family="text">
      <style:text-properties fo:font-size="12pt" style:font-size-asian="12pt" style:font-size-complex="12pt"/>
    </style:style>
    <style:style style:name="T191" style:parent-style-name="Absatz-Standardschriftart" style:family="text">
      <style:text-properties style:font-name="Consolas" fo:font-style="italic" style:font-style-asian="italic" style:font-style-complex="italic" fo:font-size="12pt" style:font-size-asian="12pt" style:font-size-complex="12pt"/>
    </style:style>
    <style:style style:name="T192" style:parent-style-name="Absatz-Standardschriftart" style:family="text">
      <style:text-properties fo:font-size="12pt" style:font-size-asian="12pt" style:font-size-complex="12pt"/>
    </style:style>
    <style:style style:name="T193" style:parent-style-name="Absatz-Standardschriftart" style:family="text">
      <style:text-properties fo:font-size="12pt" style:font-size-asian="12pt" style:font-size-complex="12pt"/>
    </style:style>
    <style:style style:name="P194" style:parent-style-name="Standard" style:family="paragraph">
      <style:paragraph-properties fo:text-align="justify" fo:margin-left="0.4916in">
        <style:tab-stops/>
      </style:paragraph-properties>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style:font-name="Consolas" fo:font-style="italic" style:font-style-asian="italic" style:font-style-complex="italic" fo:font-size="12pt" style:font-size-asian="12pt" style:font-size-complex="12pt"/>
    </style:style>
    <style:style style:name="T197" style:parent-style-name="Absatz-Standardschriftart" style:family="text">
      <style:text-properties fo:font-size="12pt" style:font-size-asian="12pt" style:font-size-complex="12pt"/>
    </style:style>
    <style:style style:name="T198" style:parent-style-name="Absatz-Standardschriftart" style:family="text">
      <style:text-properties fo:font-size="12pt" style:font-size-asian="12pt" style:font-size-complex="12pt"/>
    </style:style>
    <style:style style:name="P199" style:parent-style-name="Standard" style:family="paragraph">
      <style:paragraph-properties fo:text-align="justify" fo:margin-left="0.4916in">
        <style:tab-stops/>
      </style:paragraph-properties>
    </style:style>
    <style:style style:name="T200" style:parent-style-name="Absatz-Standardschriftart" style:family="text">
      <style:text-properties fo:font-size="12pt" style:font-size-asian="12pt" style:font-size-complex="12pt"/>
    </style:style>
    <style:style style:name="T201" style:parent-style-name="Absatz-Standardschriftart" style:family="text">
      <style:text-properties fo:font-size="12pt" style:font-size-asian="12pt" style:font-size-complex="12pt"/>
    </style:style>
    <style:style style:name="T202" style:parent-style-name="Absatz-Standardschriftart" style:family="text">
      <style:text-properties style:font-name="Consolas" fo:font-style="italic" style:font-style-asian="italic" style:font-style-complex="italic" fo:font-size="12pt" style:font-size-asian="12pt" style:font-size-complex="12pt"/>
    </style:style>
    <style:style style:name="T203" style:parent-style-name="Absatz-Standardschriftart" style:family="text">
      <style:text-properties fo:font-size="12pt" style:font-size-asian="12pt" style:font-size-complex="12pt"/>
    </style:style>
    <style:style style:name="T204" style:parent-style-name="Absatz-Standardschriftart" style:family="text">
      <style:text-properties style:font-name="Consolas" fo:font-style="italic" style:font-style-asian="italic" style:font-style-complex="italic" fo:font-size="12pt" style:font-size-asian="12pt" style:font-size-complex="12pt"/>
    </style:style>
    <style:style style:name="T205" style:parent-style-name="Absatz-Standardschriftart" style:family="text">
      <style:text-properties fo:font-size="12pt" style:font-size-asian="12pt" style:font-size-complex="12pt"/>
    </style:style>
    <style:style style:name="T206" style:parent-style-name="Absatz-Standardschriftart" style:family="text">
      <style:text-properties fo:font-size="12pt" style:font-size-asian="12pt" style:font-size-complex="12pt"/>
    </style:style>
    <style:style style:name="P207" style:parent-style-name="Standard" style:family="paragraph">
      <style:paragraph-properties fo:text-align="justify" fo:margin-left="0.4916in">
        <style:tab-stops/>
      </style:paragraph-properties>
      <style:text-properties fo:font-size="12pt" style:font-size-asian="12pt" style:font-size-complex="12pt"/>
    </style:style>
    <style:style style:name="P208" style:parent-style-name="Standard" style:family="paragraph">
      <style:paragraph-properties fo:text-align="justify" fo:margin-left="0.4916in">
        <style:tab-stops/>
      </style:paragraph-properties>
    </style:style>
    <style:style style:name="P209" style:parent-style-name="Standard" style:family="paragraph">
      <style:paragraph-properties fo:text-align="justify" fo:margin-left="0.4916in">
        <style:tab-stops/>
      </style:paragraph-properties>
      <style:text-properties fo:font-size="12pt" style:font-size-asian="12pt" style:font-size-complex="12pt"/>
    </style:style>
    <style:style style:name="P210" style:parent-style-name="Standard" style:family="paragraph">
      <style:paragraph-properties fo:text-align="justify" fo:margin-left="0.4916in">
        <style:tab-stops/>
      </style:paragraph-properties>
      <style:text-properties fo:font-size="12pt" style:font-size-asian="12pt" style:font-size-complex="12pt"/>
    </style:style>
    <style:style style:name="P211" style:parent-style-name="Standard" style:family="paragraph">
      <style:paragraph-properties fo:text-align="justify" fo:margin-left="0.4916in">
        <style:tab-stops/>
      </style:paragraph-properties>
    </style:style>
    <style:style style:name="T212" style:parent-style-name="Absatz-Standardschriftart" style:family="text">
      <style:text-properties fo:font-size="12pt" style:font-size-asian="12pt" style:font-size-complex="12pt"/>
    </style:style>
    <style:style style:name="T213" style:parent-style-name="Absatz-Standardschriftart" style:family="text">
      <style:text-properties fo:font-size="12pt" style:font-size-asian="12pt" style:font-size-complex="12pt"/>
    </style:style>
    <style:style style:name="T214" style:parent-style-name="Absatz-Standardschriftart" style:family="text">
      <style:text-properties style:font-name="Consolas" fo:font-style="italic" style:font-style-asian="italic" style:font-style-complex="italic" fo:font-size="12pt" style:font-size-asian="12pt" style:font-size-complex="12pt"/>
    </style:style>
    <style:style style:name="T215" style:parent-style-name="Absatz-Standardschriftart" style:family="text">
      <style:text-properties style:font-name="Consolas" fo:font-size="12pt" style:font-size-asian="12pt" style:font-size-complex="12pt"/>
    </style:style>
    <style:style style:name="T216" style:parent-style-name="Absatz-Standardschriftart" style:family="text">
      <style:text-properties fo:font-size="12pt" style:font-size-asian="12pt" style:font-size-complex="12pt"/>
    </style:style>
    <style:style style:name="T217" style:parent-style-name="Absatz-Standardschriftart" style:family="text">
      <style:text-properties fo:font-size="12pt" style:font-size-asian="12pt" style:font-size-complex="12pt"/>
    </style:style>
    <style:style style:name="P218" style:parent-style-name="Standard" style:family="paragraph">
      <style:paragraph-properties fo:text-align="justify" fo:margin-left="0.4916in">
        <style:tab-stops/>
      </style:paragraph-properties>
    </style:style>
    <style:style style:name="T219" style:parent-style-name="Absatz-Standardschriftart" style:family="text">
      <style:text-properties fo:font-size="12pt" style:font-size-asian="12pt" style:font-size-complex="12pt"/>
    </style:style>
    <style:style style:name="T220" style:parent-style-name="Absatz-Standardschriftart" style:family="text">
      <style:text-properties style:font-name="Consolas" fo:font-style="italic" style:font-style-asian="italic" style:font-style-complex="italic" fo:font-size="12pt" style:font-size-asian="12pt" style:font-size-complex="12pt"/>
    </style:style>
    <style:style style:name="T221" style:parent-style-name="Absatz-Standardschriftart" style:family="text">
      <style:text-properties fo:font-size="12pt" style:font-size-asian="12pt" style:font-size-complex="12pt"/>
    </style:style>
    <style:style style:name="T222" style:parent-style-name="Absatz-Standardschriftart" style:family="text">
      <style:text-properties fo:font-size="12pt" style:font-size-asian="12pt" style:font-size-complex="12pt"/>
    </style:style>
    <style:style style:name="P223" style:parent-style-name="Standard" style:family="paragraph">
      <style:paragraph-properties fo:text-align="justify" fo:margin-left="0.4916in">
        <style:tab-stops/>
      </style:paragraph-properties>
      <style:text-properties fo:font-size="12pt" style:font-size-asian="12pt" style:font-size-complex="12pt"/>
    </style:style>
    <style:style style:name="P224" style:parent-style-name="Überschrift2" style:family="paragraph">
      <style:paragraph-properties fo:text-indent="0.4916in"/>
    </style:style>
    <style:style style:name="P225" style:parent-style-name="Standard" style:family="paragraph">
      <style:paragraph-properties fo:text-align="justify" fo:margin-left="0.4916in">
        <style:tab-stops/>
      </style:paragraph-properties>
      <style:text-properties fo:font-size="12pt" style:font-size-asian="12pt" style:font-size-complex="12pt"/>
    </style:style>
    <style:style style:name="P226" style:parent-style-name="Standard" style:family="paragraph">
      <style:paragraph-properties fo:text-align="justify" fo:margin-left="0.4916in">
        <style:tab-stops/>
      </style:paragraph-properties>
    </style:style>
    <style:style style:name="T227" style:parent-style-name="Absatz-Standardschriftart" style:family="text">
      <style:text-properties fo:font-size="12pt" style:font-size-asian="12pt" style:font-size-complex="12pt"/>
    </style:style>
    <style:style style:name="T228" style:parent-style-name="Absatz-Standardschriftart" style:family="text">
      <style:text-properties fo:font-size="12pt" style:font-size-asian="12pt" style:font-size-complex="12pt"/>
    </style:style>
    <style:style style:name="T229" style:parent-style-name="Absatz-Standardschriftart" style:family="text">
      <style:text-properties style:font-name="Times New Roman" fo:font-size="12pt" style:font-size-asian="12pt" style:font-size-complex="12pt"/>
    </style:style>
    <style:style style:name="T230" style:parent-style-name="Absatz-Standardschriftart" style:family="text">
      <style:text-properties fo:font-size="12pt" style:font-size-asian="12pt" style:font-size-complex="12pt"/>
    </style:style>
    <style:style style:name="T231" style:parent-style-name="Absatz-Standardschriftart" style:family="text">
      <style:text-properties fo:font-size="12pt" style:font-size-asian="12pt" style:font-size-complex="12pt"/>
    </style:style>
    <style:style style:name="P232" style:parent-style-name="Standard" style:family="paragraph">
      <style:paragraph-properties fo:text-align="justify" fo:margin-left="0.4916in">
        <style:tab-stops/>
      </style:paragraph-properties>
    </style:style>
    <style:style style:name="T233" style:parent-style-name="Absatz-Standardschriftart" style:family="text">
      <style:text-properties fo:font-size="12pt" style:font-size-asian="12pt" style:font-size-complex="12pt"/>
    </style:style>
    <style:style style:name="T234" style:parent-style-name="Absatz-Standardschriftart" style:family="text">
      <style:text-properties style:font-name="Consolas" fo:font-style="italic" style:font-style-asian="italic" style:font-style-complex="italic" fo:font-size="12pt" style:font-size-asian="12pt" style:font-size-complex="12pt"/>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fo:font-size="12pt" style:font-size-asian="12pt" style:font-size-complex="12pt"/>
    </style:style>
    <style:style style:name="P237" style:parent-style-name="Standard" style:family="paragraph">
      <style:paragraph-properties fo:text-align="justify" fo:margin-left="0.4916in">
        <style:tab-stops/>
      </style:paragraph-properties>
    </style:style>
    <style:style style:name="T238" style:parent-style-name="Absatz-Standardschriftart" style:family="text">
      <style:text-properties fo:font-size="12pt" style:font-size-asian="12pt" style:font-size-complex="12pt" fo:language="en" fo:country="US"/>
    </style:style>
    <style:style style:name="T239"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40" style:parent-style-name="Absatz-Standardschriftart" style:family="text">
      <style:text-properties fo:font-size="12pt" style:font-size-asian="12pt" style:font-size-complex="12pt" fo:language="en" fo:country="US"/>
    </style:style>
    <style:style style:name="T241" style:parent-style-name="Absatz-Standardschriftart" style:family="text">
      <style:text-properties fo:font-size="12pt" style:font-size-asian="12pt" style:font-size-complex="12pt"/>
    </style:style>
    <style:style style:name="T242" style:parent-style-name="Absatz-Standardschriftart" style:family="text">
      <style:text-properties style:font-name="Consolas" fo:font-style="italic" style:font-style-asian="italic" style:font-style-complex="italic" fo:font-size="12pt" style:font-size-asian="12pt" style:font-size-complex="12pt"/>
    </style:style>
    <style:style style:name="T243" style:parent-style-name="Absatz-Standardschriftart" style:family="text">
      <style:text-properties fo:font-size="12pt" style:font-size-asian="12pt" style:font-size-complex="12pt"/>
    </style:style>
    <style:style style:name="T244" style:parent-style-name="Absatz-Standardschriftart" style:family="text">
      <style:text-properties fo:font-size="12pt" style:font-size-asian="12pt" style:font-size-complex="12pt"/>
    </style:style>
    <style:style style:name="T245" style:parent-style-name="Absatz-Standardschriftart" style:family="text">
      <style:text-properties style:font-name="Consolas" fo:font-style="italic" style:font-style-asian="italic" style:font-style-complex="italic" fo:font-size="12pt" style:font-size-asian="12pt" style:font-size-complex="12pt"/>
    </style:style>
    <style:style style:name="T246" style:parent-style-name="Absatz-Standardschriftart" style:family="text">
      <style:text-properties fo:font-size="12pt" style:font-size-asian="12pt" style:font-size-complex="12pt"/>
    </style:style>
    <style:style style:name="T247" style:parent-style-name="Absatz-Standardschriftart" style:family="text">
      <style:text-properties style:font-name="Consolas" fo:font-style="italic" style:font-style-asian="italic" style:font-style-complex="italic" fo:font-size="12pt" style:font-size-asian="12pt" style:font-size-complex="12pt"/>
    </style:style>
    <style:style style:name="T248" style:parent-style-name="Absatz-Standardschriftart" style:family="text">
      <style:text-properties fo:font-size="12pt" style:font-size-asian="12pt" style:font-size-complex="12pt"/>
    </style:style>
    <style:style style:name="T249" style:parent-style-name="Absatz-Standardschriftart" style:family="text">
      <style:text-properties fo:font-size="12pt" style:font-size-asian="12pt" style:font-size-complex="12pt"/>
    </style:style>
    <style:style style:name="T250" style:parent-style-name="Absatz-Standardschriftart" style:family="text">
      <style:text-properties style:font-name="Consolas" fo:font-style="italic" style:font-style-asian="italic" style:font-style-complex="italic" fo:font-size="12pt" style:font-size-asian="12pt" style:font-size-complex="12pt"/>
    </style:style>
    <style:style style:name="T251" style:parent-style-name="Absatz-Standardschriftart" style:family="text">
      <style:text-properties fo:font-size="12pt" style:font-size-asian="12pt" style:font-size-complex="12pt"/>
    </style:style>
    <style:style style:name="T252" style:parent-style-name="Absatz-Standardschriftart" style:family="text">
      <style:text-properties style:font-name="Consolas" fo:font-style="italic" style:font-style-asian="italic" style:font-style-complex="italic" fo:font-size="12pt" style:font-size-asian="12pt" style:font-size-complex="12pt"/>
    </style:style>
    <style:style style:name="T253" style:parent-style-name="Absatz-Standardschriftart" style:family="text">
      <style:text-properties fo:font-size="12pt" style:font-size-asian="12pt" style:font-size-complex="12pt"/>
    </style:style>
    <style:style style:name="T254" style:parent-style-name="Absatz-Standardschriftart" style:family="text">
      <style:text-properties style:font-name="Consolas" fo:font-style="italic" style:font-style-asian="italic" style:font-style-complex="italic" fo:font-size="12pt" style:font-size-asian="12pt" style:font-size-complex="12pt"/>
    </style:style>
    <style:style style:name="T255" style:parent-style-name="Absatz-Standardschriftart" style:family="text">
      <style:text-properties fo:font-size="12pt" style:font-size-asian="12pt" style:font-size-complex="12pt"/>
    </style:style>
    <style:style style:name="T256" style:parent-style-name="Absatz-Standardschriftart" style:family="text">
      <style:text-properties style:font-name="Consolas" fo:font-style="italic" style:font-style-asian="italic" style:font-style-complex="italic" fo:font-size="12pt" style:font-size-asian="12pt" style:font-size-complex="12pt"/>
    </style:style>
    <style:style style:name="T257" style:parent-style-name="Absatz-Standardschriftart" style:family="text">
      <style:text-properties fo:font-size="12pt" style:font-size-asian="12pt" style:font-size-complex="12pt"/>
    </style:style>
    <style:style style:name="T258" style:parent-style-name="Absatz-Standardschriftart" style:family="text">
      <style:text-properties style:font-name="Consolas" fo:font-style="italic" style:font-style-asian="italic" style:font-style-complex="italic" fo:font-size="12pt" style:font-size-asian="12pt" style:font-size-complex="12pt"/>
    </style:style>
    <style:style style:name="T259" style:parent-style-name="Absatz-Standardschriftart" style:family="text">
      <style:text-properties fo:font-size="12pt" style:font-size-asian="12pt" style:font-size-complex="12pt"/>
    </style:style>
    <style:style style:name="T260" style:parent-style-name="Absatz-Standardschriftart" style:family="text">
      <style:text-properties fo:font-size="12pt" style:font-size-asian="12pt" style:font-size-complex="12pt"/>
    </style:style>
    <style:style style:name="T261" style:parent-style-name="Absatz-Standardschriftart" style:family="text">
      <style:text-properties style:font-name="Consolas" fo:font-style="italic" style:font-style-asian="italic" style:font-style-complex="italic" fo:font-size="12pt" style:font-size-asian="12pt" style:font-size-complex="12pt"/>
    </style:style>
    <style:style style:name="T262" style:parent-style-name="Absatz-Standardschriftart" style:family="text">
      <style:text-properties fo:font-size="12pt" style:font-size-asian="12pt" style:font-size-complex="12pt"/>
    </style:style>
    <style:style style:name="T263" style:parent-style-name="Absatz-Standardschriftart" style:family="text">
      <style:text-properties fo:font-size="12pt" style:font-size-asian="12pt" style:font-size-complex="12pt"/>
    </style:style>
    <style:style style:name="T264" style:parent-style-name="Absatz-Standardschriftart" style:family="text">
      <style:text-properties fo:font-size="12pt" style:font-size-asian="12pt" style:font-size-complex="12pt"/>
    </style:style>
    <style:style style:name="P265" style:parent-style-name="Standard" style:family="paragraph">
      <style:paragraph-properties fo:text-align="justify" fo:margin-left="0.4916in">
        <style:tab-stops/>
      </style:paragraph-properties>
    </style:style>
    <style:style style:name="T266" style:parent-style-name="Absatz-Standardschriftart" style:family="text">
      <style:text-properties fo:font-size="12pt" style:font-size-asian="12pt" style:font-size-complex="12pt"/>
    </style:style>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style:font-name="Consolas" fo:font-style="italic" style:font-style-asian="italic" style:font-style-complex="italic" fo:font-size="12pt" style:font-size-asian="12pt" style:font-size-complex="12pt"/>
    </style:style>
    <style:style style:name="T269" style:parent-style-name="Absatz-Standardschriftart" style:family="text">
      <style:text-properties fo:font-size="12pt" style:font-size-asian="12pt" style:font-size-complex="12pt"/>
    </style:style>
    <style:style style:name="T270" style:parent-style-name="Absatz-Standardschriftart" style:family="text">
      <style:text-properties style:font-name="Consolas" fo:font-style="italic" style:font-style-asian="italic" style:font-style-complex="italic" fo:font-size="12pt" style:font-size-asian="12pt" style:font-size-complex="12pt"/>
    </style:style>
    <style:style style:name="T271" style:parent-style-name="Absatz-Standardschriftart" style:family="text">
      <style:text-properties fo:font-size="12pt" style:font-size-asian="12pt" style:font-size-complex="12pt"/>
    </style:style>
    <style:style style:name="T272" style:parent-style-name="Absatz-Standardschriftart" style:family="text">
      <style:text-properties fo:font-size="12pt" style:font-size-asian="12pt" style:font-size-complex="12pt"/>
    </style:style>
    <style:style style:name="T273" style:parent-style-name="Absatz-Standardschriftart" style:family="text">
      <style:text-properties fo:font-size="12pt" style:font-size-asian="12pt" style:font-size-complex="12pt"/>
    </style:style>
    <style:style style:name="T274" style:parent-style-name="Absatz-Standardschriftart" style:family="text">
      <style:text-properties style:font-name="Consolas" fo:font-style="italic" style:font-style-asian="italic" style:font-style-complex="italic"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style:font-name="Consolas" fo:font-style="italic" style:font-style-asian="italic" style:font-style-complex="italic" fo:font-size="12pt" style:font-size-asian="12pt" style:font-size-complex="12pt"/>
    </style:style>
    <style:style style:name="T277" style:parent-style-name="Absatz-Standardschriftart" style:family="text">
      <style:text-properties fo:font-size="12pt" style:font-size-asian="12pt" style:font-size-complex="12pt"/>
    </style:style>
    <style:style style:name="T278" style:parent-style-name="Absatz-Standardschriftart" style:family="text">
      <style:text-properties fo:font-size="12pt" style:font-size-asian="12pt" style:font-size-complex="12pt"/>
    </style:style>
    <style:style style:name="T279" style:parent-style-name="Absatz-Standardschriftart" style:family="text">
      <style:text-properties fo:font-size="12pt" style:font-size-asian="12pt" style:font-size-complex="12pt"/>
    </style:style>
    <style:style style:name="P280" style:parent-style-name="Standard" style:family="paragraph">
      <style:paragraph-properties fo:text-align="justify" fo:margin-left="0.4916in">
        <style:tab-stops/>
      </style:paragraph-properties>
      <style:text-properties fo:font-size="12pt" style:font-size-asian="12pt" style:font-size-complex="12pt"/>
    </style:style>
    <style:style style:name="P281" style:parent-style-name="Standard" style:family="paragraph">
      <style:paragraph-properties fo:text-align="justify" fo:margin-left="0.4916in">
        <style:tab-stops/>
      </style:paragraph-properties>
      <style:text-properties fo:font-size="12pt" style:font-size-asian="12pt" style:font-size-complex="12pt"/>
    </style:style>
    <style:style style:name="P282" style:parent-style-name="Standard" style:family="paragraph">
      <style:paragraph-properties fo:text-align="justify" fo:margin-left="0.4916in">
        <style:tab-stops/>
      </style:paragraph-properties>
      <style:text-properties fo:font-size="12pt" style:font-size-asian="12pt" style:font-size-complex="12pt"/>
    </style:style>
    <style:style style:name="P283" style:parent-style-name="Standard" style:family="paragraph">
      <style:paragraph-properties fo:text-align="justify" fo:margin-left="0.4916in">
        <style:tab-stops/>
      </style:paragraph-properties>
      <style:text-properties fo:font-size="12pt" style:font-size-asian="12pt" style:font-size-complex="12pt"/>
    </style:style>
    <style:style style:name="P284" style:parent-style-name="Überschrift2" style:family="paragraph">
      <style:paragraph-properties fo:text-indent="0.4916in"/>
    </style:style>
    <style:style style:name="P285" style:parent-style-name="Standard" style:family="paragraph">
      <style:paragraph-properties fo:text-align="justify" fo:margin-left="0.9833in">
        <style:tab-stops/>
      </style:paragraph-properties>
    </style:style>
    <style:style style:name="T286" style:parent-style-name="Absatz-Standardschriftart" style:family="text">
      <style:text-properties fo:font-size="12pt" style:font-size-asian="12pt" style:font-size-complex="12pt"/>
    </style:style>
    <style:style style:name="T287" style:parent-style-name="Absatz-Standardschriftart" style:family="text">
      <style:text-properties style:font-name="Consolas" fo:font-style="italic" style:font-style-asian="italic" style:font-style-complex="italic" fo:font-size="12pt" style:font-size-asian="12pt" style:font-size-complex="12pt"/>
    </style:style>
    <style:style style:name="T288" style:parent-style-name="Absatz-Standardschriftart" style:family="text">
      <style:text-properties fo:font-size="12pt" style:font-size-asian="12pt" style:font-size-complex="12pt"/>
    </style:style>
    <style:style style:name="T289" style:parent-style-name="Absatz-Standardschriftart" style:family="text">
      <style:text-properties fo:font-size="12pt" style:font-size-asian="12pt" style:font-size-complex="12pt"/>
    </style:style>
    <style:style style:name="T290" style:parent-style-name="Absatz-Standardschriftart" style:family="text">
      <style:text-properties style:font-name="Consolas" fo:font-style="italic" style:font-style-asian="italic" style:font-style-complex="italic" fo:font-size="12pt" style:font-size-asian="12pt" style:font-size-complex="12pt"/>
    </style:style>
    <style:style style:name="T291" style:parent-style-name="Absatz-Standardschriftart" style:family="text">
      <style:text-properties fo:font-size="12pt" style:font-size-asian="12pt" style:font-size-complex="12pt"/>
    </style:style>
    <style:style style:name="T292" style:parent-style-name="Hyperlink" style:family="text">
      <style:text-properties fo:font-size="12pt" style:font-size-asian="12pt" style:font-size-complex="12pt"/>
    </style:style>
    <style:style style:name="T293" style:parent-style-name="Absatz-Standardschriftart" style:family="text">
      <style:text-properties fo:font-size="12pt" style:font-size-asian="12pt" style:font-size-complex="12pt"/>
    </style:style>
    <style:style style:name="P294" style:parent-style-name="Standard" style:family="paragraph">
      <style:paragraph-properties fo:text-align="justify" fo:margin-left="0.9833in">
        <style:tab-stops/>
      </style:paragraph-properties>
      <style:text-properties fo:font-size="12pt" style:font-size-asian="12pt" style:font-size-complex="12pt"/>
    </style:style>
    <style:style style:name="P295" style:parent-style-name="Standard" style:family="paragraph">
      <style:paragraph-properties fo:text-align="justify" fo:margin-left="0.9833in">
        <style:tab-stops/>
      </style:paragraph-properties>
      <style:text-properties fo:font-size="12pt" style:font-size-asian="12pt" style:font-size-complex="12pt"/>
    </style:style>
    <style:style style:name="P296" style:parent-style-name="Standard" style:family="paragraph">
      <style:paragraph-properties fo:text-align="justify" fo:margin-left="0.9833in">
        <style:tab-stops/>
      </style:paragraph-properties>
      <style:text-properties fo:font-size="12pt" style:font-size-asian="12pt" style:font-size-complex="12pt"/>
    </style:style>
    <style:style style:name="P297" style:parent-style-name="Standard" style:family="paragraph">
      <style:paragraph-properties fo:text-align="justify" fo:margin-left="0.9833in">
        <style:tab-stops/>
      </style:paragraph-properties>
      <style:text-properties fo:font-size="12pt" style:font-size-asian="12pt" style:font-size-complex="12pt"/>
    </style:style>
    <style:style style:name="P298" style:parent-style-name="Standard" style:family="paragraph">
      <style:paragraph-properties fo:text-align="justify" fo:margin-left="0.9833in">
        <style:tab-stops/>
      </style:paragraph-properties>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style:font-name="Consolas" fo:font-style="italic" style:font-style-asian="italic" style:font-style-complex="italic"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fo:font-size="12pt" style:font-size-asian="12pt" style:font-size-complex="12pt"/>
    </style:style>
    <style:style style:name="T303" style:parent-style-name="Absatz-Standardschriftart" style:family="text">
      <style:text-properties fo:font-size="12pt" style:font-size-asian="12pt" style:font-size-complex="12pt"/>
    </style:style>
    <style:style style:name="T304" style:parent-style-name="Absatz-Standardschriftart" style:family="text">
      <style:text-properties fo:font-size="12pt" style:font-size-asian="12pt" style:font-size-complex="12pt"/>
    </style:style>
    <style:style style:name="P305" style:parent-style-name="Standard" style:family="paragraph">
      <style:paragraph-properties fo:text-align="justify" fo:margin-left="0.9833in">
        <style:tab-stops/>
      </style:paragraph-properties>
      <style:text-properties fo:font-size="12pt" style:font-size-asian="12pt" style:font-size-complex="12pt"/>
    </style:style>
    <style:style style:name="P306" style:parent-style-name="Standard" style:family="paragraph">
      <style:paragraph-properties fo:text-align="justify" fo:margin-left="0.9833in">
        <style:tab-stops/>
      </style:paragraph-properties>
      <style:text-properties fo:font-size="12pt" style:font-size-asian="12pt" style:font-size-complex="12pt"/>
    </style:style>
    <style:style style:name="P307" style:parent-style-name="Standard" style:family="paragraph">
      <style:paragraph-properties fo:text-align="justify" fo:margin-left="0.9833in">
        <style:tab-stops/>
      </style:paragraph-properties>
    </style:style>
    <style:style style:name="T308" style:parent-style-name="Absatz-Standardschriftart" style:family="text">
      <style:text-properties fo:font-size="12pt" style:font-size-asian="12pt" style:font-size-complex="12pt"/>
    </style:style>
    <style:style style:name="T309" style:parent-style-name="Absatz-Standardschriftart" style:family="text">
      <style:text-properties fo:font-size="12pt" style:font-size-asian="12pt" style:font-size-complex="12pt"/>
    </style:style>
    <style:style style:name="T310" style:parent-style-name="Absatz-Standardschriftart" style:family="text">
      <style:text-properties style:font-name="Consolas" fo:font-style="italic" style:font-style-asian="italic" style:font-style-complex="italic" fo:font-size="12pt" style:font-size-asian="12pt" style:font-size-complex="12pt"/>
    </style:style>
    <style:style style:name="T311" style:parent-style-name="Absatz-Standardschriftart" style:family="text">
      <style:text-properties fo:font-style="italic" style:font-style-asian="italic" style:font-style-complex="italic" fo:font-size="12pt" style:font-size-asian="12pt" style:font-size-complex="12pt"/>
    </style:style>
    <style:style style:name="T312" style:parent-style-name="Absatz-Standardschriftart" style:family="text">
      <style:text-properties fo:font-size="12pt" style:font-size-asian="12pt" style:font-size-complex="12pt"/>
    </style:style>
    <style:style style:name="T313" style:parent-style-name="Absatz-Standardschriftart" style:family="text">
      <style:text-properties fo:font-size="12pt" style:font-size-asian="12pt" style:font-size-complex="12pt"/>
    </style:style>
    <style:style style:name="P314" style:parent-style-name="Standard" style:family="paragraph">
      <style:paragraph-properties fo:text-align="justify" fo:margin-left="0.9833in">
        <style:tab-stops/>
      </style:paragraph-properties>
      <style:text-properties fo:font-size="12pt" style:font-size-asian="12pt" style:font-size-complex="12pt"/>
    </style:style>
    <style:style style:name="P315" style:parent-style-name="Standard" style:family="paragraph">
      <style:paragraph-properties fo:text-align="justify" fo:margin-left="0.9833in">
        <style:tab-stops/>
      </style:paragraph-properties>
    </style:style>
    <style:style style:name="T316" style:parent-style-name="Absatz-Standardschriftart" style:family="text">
      <style:text-properties fo:font-size="12pt" style:font-size-asian="12pt" style:font-size-complex="12pt"/>
    </style:style>
    <style:style style:name="T317" style:parent-style-name="Absatz-Standardschriftart" style:family="text">
      <style:text-properties fo:font-size="12pt" style:font-size-asian="12pt" style:font-size-complex="12pt"/>
    </style:style>
    <style:style style:name="T318" style:parent-style-name="Absatz-Standardschriftart" style:family="text">
      <style:text-properties style:font-name="Consolas" fo:font-style="italic" style:font-style-asian="italic" style:font-style-complex="italic" fo:font-size="12pt" style:font-size-asian="12pt" style:font-size-complex="12pt"/>
    </style:style>
    <style:style style:name="T319" style:parent-style-name="Absatz-Standardschriftart" style:family="text">
      <style:text-properties fo:font-size="12pt" style:font-size-asian="12pt" style:font-size-complex="12pt"/>
    </style:style>
    <style:style style:name="T320" style:parent-style-name="Absatz-Standardschriftart" style:family="text">
      <style:text-properties style:font-name="Consolas" fo:font-style="italic" style:font-style-asian="italic" style:font-style-complex="italic" fo:font-size="12pt" style:font-size-asian="12pt" style:font-size-complex="12pt"/>
    </style:style>
    <style:style style:name="T321" style:parent-style-name="Absatz-Standardschriftart" style:family="text">
      <style:text-properties fo:font-size="12pt" style:font-size-asian="12pt" style:font-size-complex="12pt"/>
    </style:style>
    <style:style style:name="T322" style:parent-style-name="Absatz-Standardschriftart" style:family="text">
      <style:text-properties style:font-name="Consolas" fo:font-style="italic" style:font-style-asian="italic" style:font-style-complex="italic" fo:font-size="12pt" style:font-size-asian="12pt" style:font-size-complex="12pt"/>
    </style:style>
    <style:style style:name="T323" style:parent-style-name="Absatz-Standardschriftart" style:family="text">
      <style:text-properties fo:font-size="12pt" style:font-size-asian="12pt" style:font-size-complex="12pt"/>
    </style:style>
    <style:style style:name="T324" style:parent-style-name="Absatz-Standardschriftart" style:family="text">
      <style:text-properties style:font-name="Consolas" fo:font-style="italic" style:font-style-asian="italic" style:font-style-complex="italic" fo:font-size="12pt" style:font-size-asian="12pt" style:font-size-complex="12pt"/>
    </style:style>
    <style:style style:name="T325" style:parent-style-name="Absatz-Standardschriftart" style:family="text">
      <style:text-properties fo:font-size="12pt" style:font-size-asian="12pt" style:font-size-complex="12pt"/>
    </style:style>
    <style:style style:name="T326" style:parent-style-name="Absatz-Standardschriftart" style:family="text">
      <style:text-properties fo:font-size="12pt" style:font-size-asian="12pt" style:font-size-complex="12pt"/>
    </style:style>
    <style:style style:name="P327" style:parent-style-name="Standard" style:family="paragraph">
      <style:paragraph-properties fo:text-align="justify" fo:margin-left="0.4916in">
        <style:tab-stops/>
      </style:paragraph-properties>
      <style:text-properties fo:font-size="12pt" style:font-size-asian="12pt" style:font-size-complex="12pt"/>
    </style:style>
    <style:style style:name="P328" style:parent-style-name="Überschrift2" style:family="paragraph">
      <style:paragraph-properties fo:text-indent="0.4916in"/>
    </style:style>
    <style:style style:name="P329" style:parent-style-name="Standard" style:family="paragraph">
      <style:paragraph-properties fo:text-align="justify" fo:margin-left="0.4916in">
        <style:tab-stops/>
      </style:paragraph-properties>
    </style:style>
    <style:style style:name="T330" style:parent-style-name="Absatz-Standardschriftart" style:family="text">
      <style:text-properties fo:font-size="12pt" style:font-size-asian="12pt" style:font-size-complex="12pt"/>
    </style:style>
    <style:style style:name="T331" style:parent-style-name="Absatz-Standardschriftart" style:family="text">
      <style:text-properties fo:font-size="12pt" style:font-size-asian="12pt" style:font-size-complex="12pt"/>
    </style:style>
    <style:style style:name="T332" style:parent-style-name="Absatz-Standardschriftart" style:family="text">
      <style:text-properties style:font-name="Consolas" fo:font-style="italic" style:font-style-asian="italic" style:font-style-complex="italic" fo:font-size="12pt" style:font-size-asian="12pt" style:font-size-complex="12pt"/>
    </style:style>
    <style:style style:name="T333" style:parent-style-name="Absatz-Standardschriftart" style:family="text">
      <style:text-properties fo:font-size="12pt" style:font-size-asian="12pt" style:font-size-complex="12pt"/>
    </style:style>
    <style:style style:name="T334" style:parent-style-name="Absatz-Standardschriftart" style:family="text">
      <style:text-properties style:font-name="Consolas" fo:font-style="italic" style:font-style-asian="italic" style:font-style-complex="italic" fo:font-size="12pt" style:font-size-asian="12pt" style:font-size-complex="12pt"/>
    </style:style>
    <style:style style:name="T335" style:parent-style-name="Absatz-Standardschriftart" style:family="text">
      <style:text-properties fo:font-size="12pt" style:font-size-asian="12pt" style:font-size-complex="12pt"/>
    </style:style>
    <style:style style:name="T336" style:parent-style-name="Absatz-Standardschriftart" style:family="text">
      <style:text-properties fo:font-size="12pt" style:font-size-asian="12pt" style:font-size-complex="12pt"/>
    </style:style>
    <style:style style:name="P337" style:parent-style-name="Standard" style:family="paragraph">
      <style:paragraph-properties fo:text-align="justify" fo:margin-left="0.4916in">
        <style:tab-stops/>
      </style:paragraph-properties>
    </style:style>
    <style:style style:name="T338" style:parent-style-name="Absatz-Standardschriftart" style:family="text">
      <style:text-properties fo:font-size="12pt" style:font-size-asian="12pt" style:font-size-complex="12pt"/>
    </style:style>
    <style:style style:name="T339" style:parent-style-name="Absatz-Standardschriftart" style:family="text">
      <style:text-properties style:font-name="Consolas" fo:font-style="italic" style:font-style-asian="italic" style:font-style-complex="italic" fo:font-size="12pt" style:font-size-asian="12pt" style:font-size-complex="12pt"/>
    </style:style>
    <style:style style:name="T340" style:parent-style-name="Absatz-Standardschriftart" style:family="text">
      <style:text-properties style:font-name-complex="Calibri" fo:font-size="12pt" style:font-size-asian="12pt" style:font-size-complex="12pt"/>
    </style:style>
    <style:style style:name="T341" style:parent-style-name="Absatz-Standardschriftart" style:family="text">
      <style:text-properties style:font-name-complex="Calibri" fo:font-size="12pt" style:font-size-asian="12pt" style:font-size-complex="12pt"/>
    </style:style>
    <style:style style:name="P342" style:parent-style-name="Überschrift2" style:family="paragraph">
      <style:paragraph-properties fo:text-indent="0.4916in"/>
    </style:style>
    <style:style style:name="P343" style:parent-style-name="Standard" style:family="paragraph">
      <style:paragraph-properties fo:text-align="justify" fo:margin-left="0.4916in">
        <style:tab-stops/>
      </style:paragraph-properties>
    </style:style>
    <style:style style:name="T344" style:parent-style-name="Absatz-Standardschriftart" style:family="text">
      <style:text-properties fo:font-size="12pt" style:font-size-asian="12pt" style:font-size-complex="12pt"/>
    </style:style>
    <style:style style:name="T345" style:parent-style-name="Absatz-Standardschriftart" style:family="text">
      <style:text-properties style:font-name="Consolas" fo:font-style="italic" style:font-style-asian="italic" style:font-style-complex="italic" fo:font-size="12pt" style:font-size-asian="12pt" style:font-size-complex="12pt"/>
    </style:style>
    <style:style style:name="T346" style:parent-style-name="Absatz-Standardschriftart" style:family="text">
      <style:text-properties fo:font-size="12pt" style:font-size-asian="12pt" style:font-size-complex="12pt"/>
    </style:style>
    <style:style style:name="T347" style:parent-style-name="Absatz-Standardschriftart" style:family="text">
      <style:text-properties style:font-name="Consolas" fo:font-style="italic" style:font-style-asian="italic" style:font-style-complex="italic" fo:font-size="12pt" style:font-size-asian="12pt" style:font-size-complex="12pt"/>
    </style:style>
    <style:style style:name="T348" style:parent-style-name="Absatz-Standardschriftart" style:family="text">
      <style:text-properties style:font-name="Consolas" fo:font-style="italic" style:font-style-asian="italic" style:font-style-complex="italic" fo:font-size="12pt" style:font-size-asian="12pt" style:font-size-complex="12pt"/>
    </style:style>
    <style:style style:name="P349" style:parent-style-name="Überschrift2" style:family="paragraph">
      <style:paragraph-properties fo:text-indent="0.4916in"/>
    </style:style>
    <style:style style:name="P350" style:parent-style-name="Standard" style:family="paragraph">
      <style:paragraph-properties fo:text-align="justify" fo:margin-left="0.4916in">
        <style:tab-stops/>
      </style:paragraph-properties>
    </style:style>
    <style:style style:name="T351" style:parent-style-name="Absatz-Standardschriftart" style:family="text">
      <style:text-properties fo:font-size="12pt" style:font-size-asian="12pt" style:font-size-complex="12pt"/>
    </style:style>
    <style:style style:name="T352" style:parent-style-name="Absatz-Standardschriftart" style:family="text">
      <style:text-properties style:font-name="Consolas" fo:font-style="italic" style:font-style-asian="italic" style:font-style-complex="italic" fo:font-size="12pt" style:font-size-asian="12pt" style:font-size-complex="12pt"/>
    </style:style>
    <style:style style:name="T353" style:parent-style-name="Absatz-Standardschriftart" style:family="text">
      <style:text-properties fo:font-size="12pt" style:font-size-asian="12pt" style:font-size-complex="12pt"/>
    </style:style>
    <style:style style:name="T354" style:parent-style-name="Absatz-Standardschriftart" style:family="text">
      <style:text-properties style:font-name="Consolas" fo:font-style="italic" style:font-style-asian="italic" style:font-style-complex="italic" fo:font-size="12pt" style:font-size-asian="12pt" style:font-size-complex="12pt"/>
    </style:style>
    <style:style style:name="T355" style:parent-style-name="Absatz-Standardschriftart" style:family="text">
      <style:text-properties fo:font-size="12pt" style:font-size-asian="12pt" style:font-size-complex="12pt"/>
    </style:style>
    <style:style style:name="P356" style:parent-style-name="Überschrift2" style:family="paragraph">
      <style:paragraph-properties fo:text-indent="0.4916in"/>
    </style:style>
    <style:style style:name="P357" style:parent-style-name="Standard" style:family="paragraph">
      <style:paragraph-properties fo:text-align="justify" fo:margin-left="0.4916in">
        <style:tab-stops/>
      </style:paragraph-properties>
    </style:style>
    <style:style style:name="T358" style:parent-style-name="Absatz-Standardschriftart" style:family="text">
      <style:text-properties fo:font-size="12pt" style:font-size-asian="12pt" style:font-size-complex="12pt"/>
    </style:style>
    <style:style style:name="T359" style:parent-style-name="Absatz-Standardschriftart" style:family="text">
      <style:text-properties style:font-name="Consolas" fo:font-style="italic" style:font-style-asian="italic" style:font-style-complex="italic" fo:font-size="12pt" style:font-size-asian="12pt" style:font-size-complex="12pt"/>
    </style:style>
    <style:style style:name="T360" style:parent-style-name="Absatz-Standardschriftart" style:family="text">
      <style:text-properties fo:font-size="12pt" style:font-size-asian="12pt" style:font-size-complex="12pt"/>
    </style:style>
    <style:style style:name="T361" style:parent-style-name="Absatz-Standardschriftart" style:family="text">
      <style:text-properties style:font-name="Consolas" fo:font-style="italic" style:font-style-asian="italic" style:font-style-complex="italic" fo:font-size="12pt" style:font-size-asian="12pt" style:font-size-complex="12pt"/>
    </style:style>
    <style:style style:name="T362" style:parent-style-name="Absatz-Standardschriftart" style:family="text">
      <style:text-properties fo:font-size="12pt" style:font-size-asian="12pt" style:font-size-complex="12pt"/>
    </style:style>
    <style:style style:name="T363" style:parent-style-name="Absatz-Standardschriftart" style:family="text">
      <style:text-properties fo:font-size="12pt" style:font-size-asian="12pt" style:font-size-complex="12pt"/>
    </style:style>
    <style:style style:name="P364" style:parent-style-name="Standard" style:family="paragraph">
      <style:paragraph-properties fo:text-align="justify" fo:margin-left="0.4916in">
        <style:tab-stops/>
      </style:paragraph-properties>
      <style:text-properties fo:font-size="12pt" style:font-size-asian="12pt" style:font-size-complex="12pt"/>
    </style:style>
    <style:style style:name="P365" style:parent-style-name="Überschrift2" style:family="paragraph">
      <style:paragraph-properties fo:text-indent="0.4916in"/>
    </style:style>
    <style:style style:name="P366" style:parent-style-name="Standard" style:family="paragraph">
      <style:paragraph-properties fo:text-align="justify" fo:margin-left="0.4916in">
        <style:tab-stops/>
      </style:paragraph-properties>
    </style:style>
    <style:style style:name="T367" style:parent-style-name="Absatz-Standardschriftart" style:family="text">
      <style:text-properties fo:font-size="12pt" style:font-size-asian="12pt" style:font-size-complex="12pt"/>
    </style:style>
    <style:style style:name="T368" style:parent-style-name="Absatz-Standardschriftart" style:family="text">
      <style:text-properties fo:font-size="12pt" style:font-size-asian="12pt" style:font-size-complex="12pt"/>
    </style:style>
    <style:style style:name="T369" style:parent-style-name="Absatz-Standardschriftart" style:family="text">
      <style:text-properties fo:font-size="12pt" style:font-size-asian="12pt" style:font-size-complex="12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03712" office:target-frame-name="_top" xlink:show="replace"><text:span text:style-name="T15">SOLID</text:span><text:tab/>2</text:a></text:p>
          <text:p text:style-name="P16"><text:a xlink:href="#_Toc67603713" office:target-frame-name="_top" xlink:show="replace"><text:span text:style-name="T17">Single Responsibility Principle</text:span><text:tab/>2</text:a></text:p>
          <text:p text:style-name="P18"><text:a xlink:href="#_Toc67603714" office:target-frame-name="_top" xlink:show="replace"><text:span text:style-name="T19">Open / Closed Principle</text:span><text:tab/>2</text:a></text:p>
          <text:p text:style-name="P20"><text:a xlink:href="#_Toc67603715" office:target-frame-name="_top" xlink:show="replace"><text:span text:style-name="T21">Liskov Substitution Principle</text:span><text:tab/>2</text:a></text:p>
          <text:p text:style-name="P22"><text:a xlink:href="#_Toc67603716" office:target-frame-name="_top" xlink:show="replace"><text:span text:style-name="T23">Interface Segregation Principle</text:span><text:tab/>2</text:a></text:p>
          <text:p text:style-name="P24"><text:a xlink:href="#_Toc67603717" office:target-frame-name="_top" xlink:show="replace"><text:span text:style-name="Hyperlink">Dependency Inversion Principle</text:span><text:tab/>2</text:a></text:p>
          <text:p text:style-name="P25"><text:a xlink:href="#_Toc67603718" office:target-frame-name="_top" xlink:show="replace"><text:span text:style-name="Hyperlink">GRASP</text:span><text:tab/>3</text:a></text:p>
          <text:p text:style-name="P26"><text:a xlink:href="#_Toc67603719" office:target-frame-name="_top" xlink:show="replace"><text:span text:style-name="Hyperlink">Coupling</text:span><text:tab/>3</text:a></text:p>
          <text:p text:style-name="P27"><text:a xlink:href="#_Toc67603720" office:target-frame-name="_top" xlink:show="replace"><text:span text:style-name="Hyperlink">Cohesion</text:span><text:tab/>3</text:a></text:p>
          <text:p text:style-name="P28"><text:a xlink:href="#_Toc67603721" office:target-frame-name="_top" xlink:show="replace"><text:span text:style-name="Hyperlink">DRY</text:span><text:tab/>3</text:a></text:p>
          <text:p text:style-name="P29"><text:a xlink:href="#_Toc67603722" office:target-frame-name="_top" xlink:show="replace"><text:span text:style-name="Hyperlink">Entwurfsmuster</text:span><text:tab/>3</text:a></text:p>
          <text:p text:style-name="P30"><text:a xlink:href="#_Toc67603723" office:target-frame-name="_top" xlink:show="replace"><text:span text:style-name="Hyperlink">Factory-Pattern</text:span><text:tab/>3</text:a></text:p>
          <text:p text:style-name="P31"><text:a xlink:href="#_Toc67603724" office:target-frame-name="_top" xlink:show="replace"><text:span text:style-name="Hyperlink">Repository-Pattern</text:span><text:tab/>5</text:a></text:p>
          <text:p text:style-name="P32"><text:a xlink:href="#_Toc67603725" office:target-frame-name="_top" xlink:show="replace"><text:span text:style-name="Hyperlink">Architekturmodelle</text:span><text:tab/>7</text:a></text:p>
          <text:p text:style-name="P33"><text:a xlink:href="#_Toc67603726" office:target-frame-name="_top" xlink:show="replace"><text:span text:style-name="Hyperlink">Einfaches Schichtenmodell</text:span><text:tab/>7</text:a></text:p>
          <text:p text:style-name="P34"><text:a xlink:href="#_Toc67603727" office:target-frame-name="_top" xlink:show="replace"><text:span text:style-name="Hyperlink">Client-Server</text:span><text:tab/>7</text:a></text:p>
          <text:p text:style-name="P35"><text:a xlink:href="#_Toc67603728" office:target-frame-name="_top" xlink:show="replace"><text:span text:style-name="Hyperlink">Unit Testing</text:span><text:tab/>8</text:a></text:p>
          <text:p text:style-name="P36"><text:a xlink:href="#_Toc67603729" office:target-frame-name="_top" xlink:show="replace"><text:span text:style-name="Hyperlink">Vererbung</text:span><text:tab/>8</text:a></text:p>
          <text:p text:style-name="P37"><text:a xlink:href="#_Toc67603730" office:target-frame-name="_top" xlink:show="replace"><text:span text:style-name="Hyperlink">Statistiken (mit Mocking)</text:span><text:tab/>8</text:a></text:p>
          <text:p text:style-name="P38"><text:a xlink:href="#_Toc67603731" office:target-frame-name="_top" xlink:show="replace"><text:span text:style-name="Hyperlink">ATRIP</text:span><text:tab/>10</text:a></text:p>
          <text:p text:style-name="P39"><text:a xlink:href="#_Toc67603732" office:target-frame-name="_top" xlink:show="replace"><text:span text:style-name="Hyperlink">Automatic</text:span><text:tab/>10</text:a></text:p>
          <text:p text:style-name="P40"><text:a xlink:href="#_Toc67603733" office:target-frame-name="_top" xlink:show="replace"><text:span text:style-name="Hyperlink">Thorough</text:span><text:tab/>10</text:a></text:p>
          <text:p text:style-name="P41"><text:a xlink:href="#_Toc67603734" office:target-frame-name="_top" xlink:show="replace"><text:span text:style-name="Hyperlink">Repeatable</text:span><text:tab/>11</text:a></text:p>
          <text:p text:style-name="P42"><text:a xlink:href="#_Toc67603735" office:target-frame-name="_top" xlink:show="replace"><text:span text:style-name="T43">Independent</text:span><text:tab/>11</text:a></text:p>
          <text:p text:style-name="P44"><text:a xlink:href="#_Toc67603736" office:target-frame-name="_top" xlink:show="replace"><text:span text:style-name="T45">Professional</text:span><text:tab/>11</text:a></text:p>
          <text:p text:style-name="P46"><text:a xlink:href="#_Toc67603737" office:target-frame-name="_top" xlink:show="replace"><text:span text:style-name="T47">Refactoring</text:span><text:tab/>12</text:a></text:p>
          <text:p text:style-name="P48"><text:a xlink:href="#_Toc67603738" office:target-frame-name="_top" xlink:show="replace"><text:span text:style-name="T49">Variable Declaration</text:span><text:tab/>12</text:a></text:p>
          <text:p text:style-name="P50"><text:a xlink:href="#_Toc67603739" office:target-frame-name="_top" xlink:show="replace"><text:span text:style-name="Hyperlink">Unused Variable</text:span><text:tab/>12</text:a></text:p>
          <text:p text:style-name="P51"><text:a xlink:href="#_Toc67603740" office:target-frame-name="_top" xlink:show="replace"><text:span text:style-name="Hyperlink">Rename Method</text:span><text:tab/>12</text:a></text:p>
          <text:p text:style-name="P52"><text:a xlink:href="#_Toc67603741" office:target-frame-name="_top" xlink:show="replace"><text:span text:style-name="Hyperlink">Rename Variable</text:span><text:tab/>12</text:a></text:p>
          <text:p text:style-name="P53"><text:a xlink:href="#_Toc67603742" office:target-frame-name="_top" xlink:show="replace"><text:span text:style-name="Hyperlink">Switch (Factory)</text:span><text:tab/>12</text:a></text:p>
        </text:index-body>
      </text:table-of-content>
      <text:p text:style-name="Standard"/>
      <text:soft-page-break/>
      <text:h text:style-name="Überschrift1" text:outline-level="1">Technologieauswahl</text:h>
      <text:h text:style-name="P54" text:outline-level="2">TypeScript</text:h>
      <text:p text:style-name="P55">JavaScript ist<text:s/>eine sehr einfache und dynamische Skriptsprache. Für den Anwendungsfall einer Webanwendung ist JavaScript hervorragend geeignet. Diese<text:s/>Sprache wurde eben für diese Art von Anwendung entwickelt. Sie hat ihren Ursprung im Web.</text:p>
      <text:p text:style-name="P56">Aus anderen Programmiersprachen wie Java bin ich es gewöhnt mit Typisierung zu arbeiten. Typisierung bedeutet, dass Variablen ein Typ zugewiesen werden kann. Es ist nicht möglich einen Wert eines anderen Typs der Variablen zuzuweisen. Hierdurch kann man eine hohe Sicherheit und Fehlerresistenz sicherstellen, da Falschzuweisungen abgefangen und behandelt werden können.<text:s/></text:p>
      <text:p text:style-name="P57">Um nun eine solche Typisierung auch in JavaScript verwenden zu können, habe ich mich dazu entscheiden TypeScript zu verwenden. TypeScript erweitert JavaScript und bietet neben der Typisierung weitere Features, um das Programmieren mit der Sprache JavaScript angenehmer zu gestalten.</text:p>
      <text:h text:style-name="P58" text:outline-level="2">Webpack</text:h>
      <text:p text:style-name="P59">TypeScript selbst kann nicht<text:s/>vom Browser<text:s/>ausgeführt werden. Um eine in TypeScript geschriebene Anwendung auszuführen,<text:s/>muss der Quellcode zunächst in JavaScript übersetzt werden. Browser können<text:s/>nur<text:s/>dieses übersetzte Script ausführen. Das<text:s/>Übersetzen übernimmt in dieser Anwendung die Bibliothek webpack. Webpack ist in erster Linie dazu gedacht, die vielen Quellcode Dateien in ein Bündel zu konvertieren und wo möglich auch zu komprimieren. <text:s/>Dies ist<text:s/>sinnvoll,<text:s/>um lange Ladezeiten zu vermeiden. Ebenso kann<text:s/>bei Bedarf auch Lazy Loading<text:s/>eingesetzt werden.<text:s/>Diese Bündelung ist für eine Webanwendung sehr vorteilhaft, weswegen ich von diesem Feature Gebrauch mache.</text:p>
      <text:p text:style-name="P60">Des Weiteren bietet webpack die Möglichkeit Stylesheets (CSS) zu übersetzen. In diesem Projekt wird mit einer SCSS Datei gearbeitet, um HTML Elemente zu stylen. SCSS ist wie TypeScript nur ein overlay und muss in ein für den Browser verständliches Format gebracht werden. Bei styling ist dies CSS.</text:p>
      <text:p text:style-name="P61">Webpack ist somit eine optimale Wahl um die 3 Anforderungen zu lösen. Das Übersetzen von TypeScript in JavaScript, das Übersetzten von SCSS in CSS und das kompakte Bündeln der JavaScript Dateien.</text:p>
      <text:h text:style-name="P62" text:outline-level="2">LocalStorage</text:h>
      <text:p text:style-name="P63">Für die Datenspeicherung wird in 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text:s/>muss eine sichere Verbindung und im Optimalfall eine verschlüsselte Speicherung stattfinden. Dieses Projekt ist jedoch zu klein für einen solchen Aufwand, weswegen hierfür zunächst die lokale Speicherung als wirtschaftliche und sichere Methode verwendet wird. In Zukunft kann dank der<text:s/><text:soft-page-break/>angewandten Programmierprinzipien die Speichermechanik ohne großen Aufwand ausgetauscht werden.</text:p>
      <text:h text:style-name="P64" text:outline-level="2">Jest</text:h>
      <text:p text:style-name="P65">Um die Anwendung zu testen ist ein einfaches Framework sinnvoll. Da der Quellcode in TypeScript geschrieben ist, ist es auch sinnvoll, diese Sprache beizubehalten. Bei der Auswahl des Frameworks habe ich zwischen Mocha und Jest entschieden. Die Entscheidung fiel auf Jest. Zwischen den Frameworks gibt es keine signifikanten Unterschiede in der Syntax. Ebenso sind die bereitgestellten Funktionalitäten bis auf Einzelheiten dieselben. Der große Vorteil von Jest gegenüber Mocha ist, dass Jest keinen Browser für die Ausführung benötigt. Ebenso können Tests parallel ausgeführt werden. Mocha hingegen setzt auf<text:s/>sequenzielle<text:s/>Ausführung. Im scope dieses Projekts (10 Test)<text:s/>bringt die parallele Ausführung <text:s/>keinen signifikanten Mehrwert, ist aber bei Fortführung des Projekt eine sinnvolle Eigenschaft.</text:p>
      <text:h text:style-name="P66" text:outline-level="2">Ts-mockito</text:h>
      <text:p text:style-name="P67">Jest ist nicht, beziehungsweise nur sehr eingeschränkt<text:s/>in der Lage Objekte zu mocken. Hierfür wird eine extra Bibliothek benötigt. Ts-mockito bietet sich als Lösung an. Mit dieser<text:s/>Bibliothek können mocks simpel und deklarativ erstellt werden. Ebenso können die mocks mehrfach verwendet und somit ausgelagert werden. Der Code der mocks ist ebenso Framework und Test-Framework unabhängig.</text:p>
      <text:p text:style-name="P68"><text:bookmark-start text:name="_Toc67603712"/></text:p>
      <text:soft-page-break/>
      <text:h text:style-name="P69" text:outline-level="1">SOLID<text:bookmark-end text:name="_Toc67603712"/></text:h>
      <text:h text:style-name="P70" text:outline-level="2"><text:bookmark-start text:name="_Toc67603713"/>Single Responsibility Principle<text:bookmark-end text:name="_Toc67603713"/></text:h>
      <text:p text:style-name="P71"><text:span text:style-name="T72">Jede Klasse hat einen spezifischen Aufgabenbereich. So gibt es Die Renderer Klassen, welche eine einzige Informationsquelle haben, um diese in einer HTML Struktur darzustellen. Ein Renderer kann weitere Renderer beinh</text:span><text:span text:style-name="T73">alten. Der<text:s/></text:span><text:span text:style-name="T74">HistoryRenderer</text:span><text:span text:style-name="T75"><text:s/>ist dazu gedacht, alle Transaktionen einer Aktie aufzulisten. Gleichzeitig muss auch eine Transaktion hinzufügbar sein. Das eigentliche<text:s/></text:span><text:span text:style-name="T76">H</text:span><text:span text:style-name="T77">inzufügen ist jedoch eine andere Aufgabe, welche nicht vom<text:s/></text:span><text:span text:style-name="T78">HistoryRenderer</text:span><text:span text:style-name="T79"><text:s/>ausgeführt werden</text:span><text:span text:style-name="T80"><text:s/>soll. Hierzu gibt es einen eigenen Renderer, welcher das HTML Layout für das Hinzufügen einer Transaktion erstellt und die Logik übernimmt.</text:span></text:p>
      <text:p text:style-name="P81">Neben den Renderern gibt es Router, welche initial - abhängig von der URL - das Laden der Website übernehmen und die nötigen Renderer ansprechen.</text:p>
      <text:p text:style-name="P82"/>
      <text:h text:style-name="P83" text:outline-level="2"><text:bookmark-start text:name="_Toc67603714"/>Open / Closed Principle<text:bookmark-end text:name="_Toc67603714"/></text:h>
      <text:p text:style-name="P84">Je nach dem, in welchem Land das Unternehmen einer Aktie beheimatet ist, kann sich die Währung einer Aktie unterschieden. Die Trading API gibt den Preis immer in der Heimatwährung zurück. Somit ist es<text:s/>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85">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ich eine neue Transaktionsart, die sich ggf. anders auf das Konto auswirkt, leicht einfügen.</text:p>
      <text:p text:style-name="P86"/>
      <text:h text:style-name="P87" text:outline-level="2"><text:bookmark-start text:name="_Toc67603715"/>Liskov Substitution Principle<text:bookmark-end text:name="_Toc67603715"/></text:h>
      <text:p text:style-name="P88"><text:span text:style-name="T89">Die Basisklasse<text:s/></text:span><text:span text:style-name="T90">Stock</text:span><text:span text:style-name="T91"><text:s/>bildet eine Aktie, beziehungsweise ein<text:s/></text:span><text:span text:style-name="T92">Aktienunternehmen</text:span><text:span text:style-name="T93"><text:s/>ab. Da die Unternehmen in<text:s/></text:span><text:span text:style-name="T94">unterschiedlichen</text:span><text:span text:style-name="T95"><text:s/>Ländern beheimatet sind, unterschieden sich die Währungen. Um nun mit den unterschiedlichen Währung</text:span><text:span text:style-name="T96">en</text:span><text:span text:style-name="T97"><text:s/>umgehen zu können, gibt es eine abgeleitete Klasse je Währung. So wird z.B. eine amerikanische Aktie<text:s/></text:span><text:span text:style-name="T98">als<text:s/></text:span><text:span text:style-name="T99">eine <text:s/></text:span><text:span text:style-name="T100">USD</text:span><text:span text:style-name="T101">_S</text:span><text:span text:style-name="T102">tock<text:s/></text:span><text:span text:style-name="T103">angelegt. Diese Klasse überschreibt die<text:s/></text:span><text:span text:style-name="T104">Basisklasse<text:s/></text:span><text:span text:style-name="T105">Stock</text:span><text:span text:style-name="T106">. Bei der Abfrage des Preises wird die Währung in Euro umgerechnet</text:span><text:span text:style-name="T107">. Somit kann bei Berechnungen die Funktion der Basisklasse angesprochen werden. Die Berechnung kann aber auch ohne Probleme mit den abgeleiteten Klassen<text:s/></text:span><text:span text:style-name="T108">USD_Stock</text:span><text:span text:style-name="T109"><text:s/>und<text:s/></text:span><text:span text:style-name="T110">EUR_Stock</text:span><text:span text:style-name="T111"><text:s/>durchgeführt werden.</text:span></text:p>
      <text:p text:style-name="P112"/>
      <text:h text:style-name="P113" text:outline-level="2"><text:bookmark-start text:name="_Toc67603716"/><text:soft-page-break/>Interface Segregation Principle<text:bookmark-end text:name="_Toc67603716"/></text:h>
      <text:p text:style-name="P114">Jede Klasse, welche in Interface implementiert, benutzt diese Funktionen auch.<text:s/>Selbst die Klassen, die eine Klasse mit einem Interface erweitern, benötigen diese Klassen.<text:s/></text:p>
      <text:p text:style-name="P115"/>
      <text:h text:style-name="P116" text:outline-level="2"><text:bookmark-start text:name="_Toc67603717"/>Dependency Inversion Principle<text:bookmark-end text:name="_Toc67603717"/></text:h>
      <text:p text:style-name="P117">Keine Klasse baut auf eine andere Klasse auf. Kein Konstruktor beinhaltet eine festgelegte andere Klasse.<text:s/>Abhängigkeiten können als Parameter übergeben werden.<text:s/>Somit können Funktionalitäten ohne Probleme ausgetauscht werden.<text:s/></text:p>
      <text:p text:style-name="P118"/>
      <text:h text:style-name="Überschrift1" text:outline-level="1"><text:bookmark-start text:name="_Toc67603718"/></text:h>
      <text:h text:style-name="Überschrift1" text:outline-level="1"/>
      <text:p text:style-name="P119"/>
      <text:soft-page-break/>
      <text:h text:style-name="Überschrift1" text:outline-level="1">GRASP<text:bookmark-end text:name="_Toc67603718"/></text:h>
      <text:h text:style-name="P120" text:outline-level="2"><text:bookmark-start text:name="_Toc67603719"/>Coupling<text:bookmark-end text:name="_Toc67603719"/></text:h>
      <text:p text:style-name="P121">Durch das<text:s/>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122" text:outline-level="2"><text:bookmark-start text:name="_Toc67603720"/>Cohesion<text:bookmark-end text:name="_Toc67603720"/></text:h>
      <text:p text:style-name="P123">Hohe Kohäsion wird hier durch das Unterteilen in<text:s/>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DRY<text:bookmark-end text:name="_Toc67603721"/></text:h>
      <text:p text:style-name="P124">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p text:style-name="P125"><text:span text:style-name="T126">Wichtig ist, dass sich hier nur auf Basiselemente bezogen wird. Elemente wie<text:s/></text:span><text:span text:style-name="T127">table-div</text:span><text:span text:style-name="T128"><text:s/>kommen wiederholt im Code vor.<text:s/></text:span><text:span text:style-name="T129">Diese habe ich aus<text:s/></text:span><text:span text:style-name="T130">Gründen der Leserlichkeit</text:span><text:span text:style-name="T131"><text:s/>und der notwendigen hohen Parameteranzahl nicht generalisiert.</text:span></text:p>
      <text:h text:style-name="Überschrift1" text:outline-level="1"><text:bookmark-start text:name="_Toc67603722"/>Entwurfsmuster<text:bookmark-end text:name="_Toc67603722"/></text:h>
      <text:h text:style-name="P132" text:outline-level="2"><text:bookmark-start text:name="_Toc67603723"/>Factory-Pattern<text:bookmark-end text:name="_Toc67603723"/></text:h>
      <text:p text:style-name="P133">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134">Die Factory wird aufgerufen, wenn der Benutzer eine neue Transaktion zu seiner Liste hinzufügen möchte. Hierbei wählt der Benutzer in einem Dropdown Menü aus, ob es sich bei der Transaktion um einen Kauf oder einen <text:s/>Verkauf handelt. Im Basierend auf<text:s/><text:soft-page-break/>der Selektion wird ein Parameter (1 für Kauf, 2 für Verkauf) and die Factory weitergegeben.<text:s/></text:p>
      <text:p text:style-name="P135">Auf dem gleichen Weg werden Transaktionsobjekte mit den Daten aus der Datenbank erzeugt. Beim Speichern der Transaktionen in die Datenbank, werden je nach Typ unterschiedliche Werte gespeichert, um im Nachhinein zwischen den zwei Arten<text:s/>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 <text:s/>oder Verkauf Transaktion</text:p>
      <text:p text:style-name="P136"><text:span text:style-name="T137">D</text:span><text:span text:style-name="T138">ieses Pattern ist insofern sinnvoll, dass Komponenten die Unterscheidung zwischen Kauf und Verkauf nicht kennen müssen. Soll eine Transaktion in einer Komponente erzeugt werden, so wird die Unterscheidung welche Art von Transaktion erzeugt werden soll in d</text:span><text:span text:style-name="T139">ie Fabrik ausgelagert. Bei Bedarf kann somit auch eine weitere Transaktionsart eingefügt werden. Normalerweise müssten man hierzu die Unterscheidung in jeder Komponente anpassen. Mit dem Factory Pattern kümmert sich jedoch die Factory um eine solche Unters</text:span><text:span text:style-name="T140">cheidung. Die Komponente muss nur das Handling einer allgemeinen<text:s/></text:span><text:span text:style-name="T141">Transaktion</text:span><text:span text:style-name="T142"><text:s/>beherrschen, die einzelnen Arten erben von dieser Klasse und haben ihre spezifische Implementierung.<text:s/></text:span></text:p>
      <text:p text:style-name="P143"><text:span text:style-name="T144"><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45">Dasselbe Prinzip ist auch bei Stocks im Zusammenhang mit<text:s/></text:span><text:span text:style-name="T146">USD_Stock</text:span><text:span text:style-name="T147">,<text:s/></text:span><text:span text:style-name="T148">EUR_Sto</text:span><text:span text:style-name="T149">ck</text:span><text:span text:style-name="T150"><text:s/>und<text:s/></text:span><text:span text:style-name="T151">Invalid_Stock</text:span><text:span text:style-name="T152"><text:s/>zu erkennen.</text:span></text:p>
      <text:soft-page-break/>
      <text:p text:style-name="P153"><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54" text:outline-level="2"/>
      <text:h text:style-name="P155" text:outline-level="2"/>
      <text:h text:style-name="P156" text:outline-level="2"/>
      <text:h text:style-name="P157" text:outline-level="2"/>
      <text:h text:style-name="P158" text:outline-level="2"/>
      <text:h text:style-name="P159" text:outline-level="2"/>
      <text:h text:style-name="P160" text:outline-level="2"/>
      <text:p text:style-name="P161"/>
      <text:p text:style-name="P162"/>
      <text:p text:style-name="P163"/>
      <text:p text:style-name="P164"/>
      <text:p text:style-name="P165"/>
      <text:p text:style-name="P166"/>
      <text:p text:style-name="P167"/>
      <text:p text:style-name="P168"/>
      <text:p text:style-name="P169"/>
      <text:p text:style-name="P170"/>
      <text:h text:style-name="P171" text:outline-level="2"><text:bookmark-start text:name="_Toc67603724"/>Repository-Pattern<text:bookmark-end text:name="_Toc67603724"/></text:h>
      <text:p text:style-name="P172"><text:span text:style-name="T173">Um die Datenbank von der Logik zu kapseln ist das Repostiory Pattern eine valide Struktur. In diesem Pattern wird für eine bestimme Gruppe von daten ein Repository als<text:s/></text:span><text:span text:style-name="T174">Interface definiert. In diesem Beispiel das<text:s/></text:span><text:span text:style-name="T175">ITransactionAccessor</text:span><text:span text:style-name="T176"><text:s/>Interface. In diesem Interface sind alle nötigen Methoden definiert, welche die Datenbank zurückliefern soll. Die anderen Klassen in diesem Projekt können sich an diesem Interface Orientieren</text:span><text:span text:style-name="T177">. Dies ist die Definition, wie die Klassen an die Daten gelangen. Wie die Datenbeschaffung letztendlich funktioniert, ist der verwendenden Klasse egal.<text:s/></text:span></text:p>
      <text:p text:style-name="P178"><text:span text:style-name="T179">Um nun die Datenbeschaffung zu erstellen wird eine Klasse angelegt, welche die dieses Interface impleme</text:span><text:span text:style-name="T180">ntiert. Hier:<text:s/></text:span><text:span text:style-name="T181">TransactionDatabaseAccessor</text:span><text:span text:style-name="T182">. Dieser Accessor liest die Daten aus der Datenbank aus und verarbeitet sie weiter, dass sie wie in dem Interface definiert zurückgegeben werden können.<text:s/></text:span></text:p>
      <text:p text:style-name="P183">Ein Interface kann von mehreren Klassen implementiert werden.<text:s/>Möchte eine Klasse also das Interface verwenden, können viele unterschiedliche Klassen des Accessors übergeben werden, denn jede Klasse hat die Eigenschaft, das Interface zu implementieren. Wird nun also die Speichermethode ausgetauscht, kann eine neue Klasseangelegt werden, welche das Interface implementiert. Anstelle des alten Accessors kann nun der neue an die verwendende Klasse übergeben werden. Die Schnittstellen sind wie beschrieben die gleichen. Durch dieses Pattern erhält man sehr viel Flexibilität<text:s/>und muss bei Änderungen nicht die verwendenden Klassen anpassen.</text:p>
      <text:soft-page-break/>
      <text:p text:style-name="P184"><text:span text:style-name="T185"><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86"/>
      <text:h text:style-name="Überschrift1" text:outline-level="1"><text:bookmark-start text:name="_Toc67603725"/>Architekturmodelle<text:bookmark-end text:name="_Toc67603725"/><text:tab/><text:tab/></text:h>
      <text:h text:style-name="Überschrift2" text:outline-level="2"><text:tab/><text:bookmark-start text:name="_Toc67603726"/>Einfaches Schichtenmodell<text:bookmark-end text:name="_Toc67603726"/></text:h>
      <text:p text:style-name="P187"><text:span text:style-name="T188">Das einfache Schichtenmodell passt sehr gut zu dieser Anwendung. Hierbei wird zwischen Presentation Layer, Domain Layer und Data Layer unte</text:span><text:span text:style-name="T189">rschieden. Das Presentation Layer ist dazu da, Interaktionen mit dem Benutzer durchzuführen. So werden Daten zur Anzeige aufbereitet, aber auch benutzereingaben aufgefangen und verarbeitet. Die Renderer der Anwendung befinden sich auf dieser Ebene. Ihre Au</text:span><text:span text:style-name="T190">fgabe ist es eine HTML Struktur zu erzeugen und diese mit den daten der Objekte zu füllen. Teilweise beinhalten die Renderer auch Formulare (z.B. der<text:s/></text:span><text:span text:style-name="T191">TransactionDialogRenderer</text:span><text:span text:style-name="T192">). Dieser Renderer ermöglicht dem Benutzer das Hinzufügen einer Tr</text:span><text:span text:style-name="T193">ansaktion in die Datenbank.</text:span></text:p>
      <text:p text:style-name="P194"><text:span text:style-name="T195">Neben dem Presentation Layer gibt es das Domain Layer. Dieses Layer wird benutzt, um Daten zu verarbeiten, Berechnungen durchzuführen oder die Daten aus den Datenbanken zu laden. Die<text:s/></text:span><text:span text:style-name="T196">History</text:span><text:span text:style-name="T197"><text:s/>Klasse befindet sich auf dieser Ebene</text:span><text:span text:style-name="T198">. Ihre Aufgabe ist die Verwaltung von mehreren Transaktionen der der gleichen Aktie. Ebenso ist sie in der Lage ihre Daten von der Datenbank [Klasse] anzufragen.</text:span></text:p>
      <text:p text:style-name="P199"><text:span text:style-name="T200">Auf der untersten Ebene befindet sich die Datenbank. Die Datenbank kümmert sich um das Speiche</text:span><text:span text:style-name="T201">rn und Laden von Datensätzen aus dem<text:s/></text:span><text:span text:style-name="T202">localStorage</text:span><text:span text:style-name="T203">. Ebenso auf dieser Ebene ist der<text:s/></text:span><text:span text:style-name="T204">StockInfoService</text:span><text:span text:style-name="T205">. Ähnlich wie die Datenbank kümmert sich der Service um die Beschaffung von Daten. Konkret frägt dieser Service eine API nach Informationen zu einem spezifis</text:span><text:span text:style-name="T206">chen Parameter.</text:span></text:p>
      <text:p text:style-name="P207">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208"/>
      <text:h text:style-name="Überschrift2" text:outline-level="2"><text:tab/><text:bookmark-start text:name="_Toc67603727"/>Client-Server<text:bookmark-end text:name="_Toc67603727"/></text:h>
      <text:p text:style-name="P209">Um an 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 kann diese Daten aufbereiten und wie in diesem Falle in einem leserlichen Format anzeigen.</text:p>
      <text:p text:style-name="P210">Ein Client ist nicht auf einen Server limitiert, sondern kann mehrere dieser Art verwenden. Um die Aktienpreise in Euro umzuwandeln wird in diesem Projekt eine weitere API verwendet.</text:p>
      <text:h text:style-name="Überschrift1" text:outline-level="1"><text:bookmark-start text:name="_Toc67603728"/><text:soft-page-break/>Unit Testing<text:bookmark-end text:name="_Toc67603728"/></text:h>
      <text:h text:style-name="Überschrift2" text:outline-level="2"><text:tab/><text:bookmark-start text:name="_Toc67603729"/>Vererbung<text:bookmark-end text:name="_Toc67603729"/></text:h>
      <text:p text:style-name="P211"><text:span text:style-name="T212">Wie im Kapitel „Entwurfsmuster – Facotry Pattern“ beschrieben, erzeugt eine Factory die unterschiedlichen Transaktionen. Basierend auf dem Transaktionstyp verändert sich auch die Implementierung der Funktionen. Möchte man zum B</text:span><text:span text:style-name="T213">eispiel die Auswirkung einer Transaktion auf den Kontostand abrufen, so kann man dies mit<text:s/></text:span><text:span text:style-name="T214">getTransactionPrice</text:span><text:span text:style-name="T215">()</text:span><text:span text:style-name="T216"><text:s/>tun. Bei einem Verkauf bezahlt man nichts, sondern erhält eine Gutschrift. Aus diesem Grund wird eine positive Zahl zurückgegeben. Bei einem Kau</text:span><text:span text:style-name="T217">f jedoch wird das Konto belastet, weswegen die Methode eine negative Zahl zurückgeben muss.</text:span></text:p>
      <text:p text:style-name="P218"><text:span text:style-name="T219">In der ersten Testklasse<text:s/></text:span><text:span text:style-name="T220">transaction.test.ts</text:span><text:span text:style-name="T221"><text:s/>wird nun exakt dieses Verhalten geprüft. Über die Factory wird eine Transaktion angelegt. Anschließend wird geprüft, ob</text:span><text:span text:style-name="T222"><text:s/>die Methode auch das erwartete Ergebnis einer positiven oder negativen Zahl liefert.</text:span></text:p>
      <text:p text:style-name="P223">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text:s/>funktioniert. Es ist jedoch sinnvoll, eine dedizierte Testklasse zu erstellen, um dies zu testen. (außer es wird als getter/setter betrachtet) -&gt; siehe ATRIP – Professional</text:p>
      <text:h text:style-name="P224" text:outline-level="2"><text:bookmark-start text:name="_Toc67603730"/>Statistiken (mit Mocking)<text:bookmark-end text:name="_Toc67603730"/></text:h>
      <text:p text:style-name="P225">In der zweiten Testklasse werden die<text:s/>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 testet ein Test diese Abhängigkeiten zwangsläufig mit. Der Test beschränkt sich somit nicht mehr nur auf die zu testende Funktion.</text:p>
      <text:p text:style-name="P226"><text:span text:style-name="T227">Zum Kontrollieren der Abhängigkeiten habe ich mich für die „ts-mockito“ Bibliothek entschieden. Mit dieser Bibliothek können Klassen aus dem Projekt erzeugt und ko</text:span><text:span text:style-name="T228">ntrolliert werden. Wird<text:s/></text:span><text:span text:style-name="T229">benötigt</text:span><text:span text:style-name="T230"><text:s/>die zu testende Funktion ein Objekt einer Klasse, kann hier ein Mock Objekt übergeben werden. Dieses Objekt verhält sich wie ein normales Objekt, jedoch können die Methoden und Funktionen dieses gemockten Objekts im Vorhine</text:span><text:span text:style-name="T231">in festgelegt werden. Die Funktionen des Objekts werden in einem Test nun so angepasst, dass ein gewisser Pfad in der zu testenden Funktion eingeschlagen wird.<text:s/></text:span></text:p>
      <text:p text:style-name="P232"><text:span text:style-name="T233">In der Testklasse<text:s/></text:span><text:span text:style-name="T234">history.statistics.test.ts<text:s/></text:span><text:span text:style-name="T235">werden die Berechnungen auf eine Transaktionsliste</text:span><text:span text:style-name="T236"><text:s/>getestet. Um Berechnungen ausführen zu können, bedarf es zunächst einer Liste an Transaktionen.</text:span></text:p>
      <text:soft-page-break/>
      <text:p text:style-name="P237"><text:span text:style-name="T238">Im Folgenden wird der Test<text:s/></text:span><text:span text:style-name="T239">getTransactionQuantity - Should return correct amount of stocks owned</text:span><text:span text:style-name="T240"><text:s/>betrachtet.<text:s/></text:span><text:span text:style-name="T241">In diesem Test wird eine<text:s/></text:span><text:span text:style-name="T242">History</text:span><text:span text:style-name="T243"><text:s/>(Transaktionslist</text:span><text:span text:style-name="T244">e) benötigt. Die Methode<text:s/></text:span><text:span text:style-name="T245">getTransactionQuantity()</text:span><text:span text:style-name="T246"><text:s/>soll die korrekte Summe der gekauften Aktien aller Transaktionen zurückliefern. Bei der Erstellung des<text:s/></text:span><text:span text:style-name="T247">History</text:span><text:span text:style-name="T248"><text:s/>Objekts werden die Transaktionen aus der Datenbank geladen und in der angesprochenen Factory in</text:span><text:span text:style-name="T249"><text:s/>die passenden Objekte konvertiert. Das<text:s/></text:span><text:span text:style-name="T250">History</text:span><text:span text:style-name="T251"><text:s/>Objekt nimmt bei der Erstellung deinen<text:s/></text:span><text:span text:style-name="T252">DataAccessor</text:span><text:span text:style-name="T253"><text:s/>und die zu betrachtende Aktie (</text:span><text:span text:style-name="T254">Stock</text:span><text:span text:style-name="T255">) an. Basierend auf diesen Parametern lädt die<text:s/></text:span><text:span text:style-name="T256">History</text:span><text:span text:style-name="T257"><text:s/>die Transaktionen aus dem<text:s/></text:span><text:span text:style-name="T258">DataAccessor.<text:s/></text:span><text:span text:style-name="T259">Das Laden aus der Datenba</text:span><text:span text:style-name="T260">nk und das Anlegen des Objekts soll aber nicht getestet werden. Aus diesem Grund wird die Abhängigkeit des<text:s/></text:span><text:span text:style-name="T261">DataAccessor<text:s/></text:span><text:span text:style-name="T262">über die Library gemockt. Das bedeutet, dass ein Scheinobjekt des Accessors übergeben wird. Dieses Objekt wird durch die<text:s/></text:span><text:span text:style-name="T263">Bibliothek verwaltet. Hiermit können Funktionalitäten kontrolliert und simuliert werden. In diesem Beispiel <text:s/>wird die Methode des Ladens der Transaktionen simuliert. Das gemockte Objekt wird so manipuliert, dass es immer eine vorgegebene Anzahl an Elemente</text:span><text:span text:style-name="T264">n liefert.<text:s/></text:span></text:p>
      <text:p text:style-name="P265"><text:span text:style-name="T266">Bei der Summierung aller Aktientransaktionen wird über alle Transaktionen gelaufen. Von jeder Transaktion wird die Anzahl an Aktien zurückgeben, um die es sich bei der Transaktion handelt. Auch hier können positive und negative Werte zurückgeli</text:span><text:span text:style-name="T267">efert werden. Bei einem Kauf wird eine positive Zahl zurückgeliefert, beim Verkauf eine negative. Die Funktion<text:s/></text:span><text:span text:style-name="T268">getTransactionQuantity()<text:s/></text:span><text:span text:style-name="T269">der Transaktion liefert somit wie die Funktion<text:s/></text:span><text:span text:style-name="T270">getTransactionPrice()<text:s/></text:span><text:span text:style-name="T271">die Auswirkung auf die Aktiensumme. Die Aufgabe der</text:span><text:span text:style-name="T272"><text:s/>zu testenden Funktion beschränkt sich auf die Zusammenrechnung dieser Werte. Es wird davon ausgegangen, dass die Funktion korrekt implementiert ist. Um keine Abhängigkeit zu haben wird diese Funktion auch über die Bibliothek kontrolliert. Im Test wird fes</text:span><text:span text:style-name="T273">tgelegt, dass wenn die Funktion<text:s/></text:span><text:span text:style-name="T274">getTransactionQuantity()<text:s/></text:span><text:span text:style-name="T275">auf die von dem<text:s/></text:span><text:span text:style-name="T276">DataAccessor</text:span><text:span text:style-name="T277"><text:s/>zurückgegebenen Transaktionen aufgerufen wird, eine bestimmte Zahl zurückgegeben wird. Im betrachteten Test wird bei jedem Aufruf der Methode eine andere zahl zurückgegeb</text:span><text:span text:style-name="T278">en. Da der gemockte Datenlieferant 5 Transaktionen zurückgibt, wird die Methode zum Erhalten der Aktienmenge der Transaktion insgesamt fünf Mal aufgerufen. Einmal je Transaktion. Die gemockten Transaktionen sind nun so manipuliert, dass die erste Transakti</text:span><text:span text:style-name="T279">on eine Menge von 3 zurückliefert. Die zweite Transaktion hat eine Aktienmenge von 2 usw.. Die zu testende Methode geht zusammengefasst wie folgt vor.</text:span></text:p>
      <text:p text:style-name="P280">Zunächst wird das zu testende Objekt (History) angelegt. Hier werden gemockte Funktionalitäten übergeben<text:s/>(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281">Mocking ist ein gutes Mittel, um Abhängigkeiten zu kontrollieren. Im Test ist es nicht relevant, woher die Daten kommen. Es wird davon ausgegangen, dass alle Funktionen<text:s/><text:soft-page-break/>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282">Die restlichen Tests verhalten sich ähnlich. Zusätzlich zum Manipulieren der Funktion kann auch getestet werden, ob die zu testende Funktion eine Abhängigkeit mit den korrekten Parametern aufruft.</text:p>
      <text:p text:style-name="P283"/>
      <text:h text:style-name="P284" text:outline-level="2"><text:bookmark-start text:name="_Toc67603731"/>ATRIP<text:bookmark-end text:name="_Toc67603731"/></text:h>
      <text:h text:style-name="Überschrift3" text:outline-level="3"><text:tab/><text:tab/><text:bookmark-start text:name="_Toc67603732"/>Automatic<text:bookmark-end text:name="_Toc67603732"/></text:h>
      <text:p text:style-name="P285"><text:span text:style-name="T286">Durch das Unit Testing Framework Jest können die Unit Tests schnell und einfach ausgeführt werden. Durch das Konsolenkommando<text:s/></text:span><text:span text:style-name="T287">jest</text:span><text:span text:style-name="T288"><text:s/>ode</text:span><text:span text:style-name="T289">r<text:s/></text:span><text:span text:style-name="T290">npm run-script test</text:span><text:span text:style-name="T291"><text:s/>können alle vorhandenen Jest Unit Tests ausgeführt werden. Alternativ können auch einzelne Test Klassen oder einzelne Tests ausgeführt werden. Für mehr Informationen der selektiven Ausführung:<text:s/></text:span><text:a xlink:href="https://jestjs.io/docs/" office:target-frame-name="_top" xlink:show="replace"><text:span text:style-name="T292">https://jestjs.io/docs/</text:span></text:a><text:span text:style-name="T293">. Alternativ können diese selektiven Ausführungen mithilfe der gängigen IDEs per Mausklick ausgeführt werden.</text:span></text:p>
      <text:p text:style-name="P294">Die Tests prüfen nach dem Wahr oder Falsch Prinzip. Ist beispielsweise die erwartete Anzahl an gekauften Aktien abweichend<text:s/>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horough<text:bookmark-end text:name="_Toc67603733"/></text:h>
      <text:p text:style-name="P295">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296">Wie bereits beschrieben, werden für Tests oftmals Mocks verwendet, um Abhängigkeiten zu manipulieren. Im Zuge 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297">Die meisten Tests müssen mit unterschiedlichen Parametern ausgeführt werden, um die Funktionalität der zu testenden Funktion bestätigen zu können. So muss im Optimalfall für jede mögliche Eingabe ein Test existieren. Das ist nicht möglich, weswegen mit Wertegruppen und Spezialfällen gearbeitet werden muss. Anstelle aller Werte von minus unendlich bis unendlich zu testen, kann eine Handvoll Werte verwendet werden.</text:p>
      <text:soft-page-break/>
      <text:p text:style-name="P298"><text:span text:style-name="T299">Betrachtet man die Tests für<text:s/></text:span><text:span text:style-name="T300">totalTransactionBalance()</text:span><text:span text:style-name="T301"><text:s/>habe ich mich für die Wertegruppen</text:span><text:span text:style-name="T302"><text:s/>(1) nur positiv, (2) nur negativ, (3) gemischt entschieden. Die Testgruppe verrechnet die Kosten aller Transaktionen. Im ersten Test wird davon ausgegangen, dass es sich nur um Verkäufe und somit nur um positive Werte handelt. Der Zweite Tests geht davon<text:s/></text:span><text:span text:style-name="T303">aus, dass in der Liste nur Käufe und somit nur negative Werte vorkommen. Der dritte Test ist realitätsnäher, da hier eine Mischung von positiven und negativen Werten und somit eine Liste von Käufen und Verkäufen betrachtet wird. Somit sind alle relevanten<text:s/></text:span><text:span text:style-name="T304">Möglichkeiten abgedeckt.</text:span></text:p>
      <text:h text:style-name="Überschrift3" text:outline-level="3"><text:tab/><text:tab/><text:bookmark-start text:name="_Toc67603734"/>Repeatable<text:bookmark-end text:name="_Toc67603734"/></text:h>
      <text:p text:style-name="P305">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Independent<text:bookmark-end text:name="_Toc67603735"/></text:h>
      <text:p text:style-name="P306">Wie bereits beschrieben wird die Liste der notwendigen Transaktionen für einen Test vor jedem Durchlauf erzeugt. Diese Liste existiert ausschließlich für den einmaligen Durchlauf und wird anschließend verworfen. Auch wenn ein anderer Test die exakt gleiche Liste benötigt, wird<text:s/>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Professional<text:bookmark-end text:name="_Toc67603736"/></text:h>
      <text:p text:style-name="P307"><text:span text:style-name="T308">In den Tests wird oftmals eine Liste an Transkationen verwendet. Um die Tests übersichtlicher zu gestalten kann die Erzeugung der Transaktionsliste ausgelagert werden. Beispielsweise in der Tes</text:span><text:span text:style-name="T309">tklasse<text:s/></text:span><text:span text:style-name="T310">history.split.test</text:span><text:span text:style-name="T311"><text:s text:c="2"/></text:span><text:span text:style-name="T312">wird die Erzeugung der Transaktionsliste in zwei unterschiedliche Funktionen ausgelagert. In der einen Funktion werden Transaktionen angelegt, welche fünf Tage in der Vergangenheit liegen. Die zweite Funktion legt Transaktionen<text:s/></text:span><text:span text:style-name="T313">an, welche in der Zukunft liegen. Über Parameter sind die Menge und die zu generierenden Identifikationsnummern steuerbar.<text:s/></text:span></text:p>
      <text:p text:style-name="P314">Diese Funktion ist ausschließlich für diese Testklasse vorgesehen und interagiert nicht mit dem Produktivcode.</text:p>
      <text:p text:style-name="P315"><text:span text:style-name="T316">Auf unnötige<text:s/></text:span><text:span text:style-name="T317">Tests wie<text:s/></text:span><text:span text:style-name="T318">getter</text:span><text:span text:style-name="T319"><text:s/>und<text:s/></text:span><text:span text:style-name="T320">setter</text:span><text:span text:style-name="T321"><text:s/>wird verzichtet, da diese keine weitere Komplexität beinhalten. Diese liefern lediglich die Felder des Objekts zurück. Man könnte argumentieren, dass die Methode<text:s/></text:span><text:span text:style-name="T322">getTransactionPrice()</text:span><text:span text:style-name="T323"><text:s/>der<text:s/></text:span><text:span text:style-name="T324">PurchaseTransaction</text:span><text:span text:style-name="T325"><text:s/>getestet<text:s/></text:span><text:span text:style-name="T326">werden soll, da diese das Feld nachträglich manipuliert. In diesem Projekt habe ich mich aber dagegen entschieden und mich komplexeren Tests zugewandt. (Weil 10 Tests)</text:span></text:p>
      <text:h text:style-name="Überschrift1" text:outline-level="1"><text:bookmark-start text:name="_Toc67603737"/><text:soft-page-break/>Refactoring<text:bookmark-end text:name="_Toc67603737"/></text:h>
      <text:h text:style-name="Überschrift2" text:outline-level="2"><text:tab/><text:bookmark-start text:name="_Toc67603738"/>Variable Declaration<text:bookmark-end text:name="_Toc67603738"/></text:h>
      <text:p text:style-name="P327">In JavaScript und Typescript werden Variablen mit let,<text:s/>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328" text:outline-level="2"><text:bookmark-start text:name="_Toc67603739"/>Unused Variable<text:bookmark-end text:name="_Toc67603739"/></text:h>
      <text:p text:style-name="P329"><text:span text:style-name="T330">Wird die Rückgabe einer Funktion in einer Variablen gespeichert</text:span><text:span text:style-name="T331"><text:s/>wird erwartet, dass diese Variable verwendet wird. Ist dies nicht der Fall, kann Verwirrung entstehen. Aus diesem Grund werden unbenutzte Variablen entfernt, bzw. gar nicht erst zugewiesen. Im<text:s/></text:span><text:span text:style-name="T332">MainRouter</text:span><text:span text:style-name="T333"><text:s/>der Anwendung wird eine Variable<text:s/></text:span><text:span text:style-name="T334">router</text:span><text:span text:style-name="T335"><text:s/>angelegt. D</text:span><text:span text:style-name="T336">er neue Router wird in der Variablen gespeichert. Diese Variable findet danach keine Verwendung. Sie kann somit entfernt werden.</text:span></text:p>
      <text:p text:style-name="P337"><text:span text:style-name="T338">Ebenso können nicht benötigte Parameter aus callback Funktionen entfernt werden. Der<text:s/></text:span><text:span text:style-name="T339">.addEventListener("click", …<text:s/></text:span><text:span text:style-name="T340">callback Para</text:span><text:span text:style-name="T341">meter e (Event) wird nichtverwendet und kann somit entfernt werden.</text:span></text:p>
      <text:h text:style-name="P342" text:outline-level="2"><text:bookmark-start text:name="_Toc67603740"/>Rename Method<text:bookmark-end text:name="_Toc67603740"/></text:h>
      <text:p text:style-name="P343"><text:span text:style-name="T344">Die Funktion<text:s/></text:span><text:span text:style-name="T345">makeid</text:span><text:span text:style-name="T346"><text:s/>wird für die Generierung einer ID verwendet. Der Name der Funktion ist nicht wohlgeformt und sollte somit umbenannt werden. Ein passenderer Name is<text:s/></text:span><text:span text:style-name="T347">genera</text:span><text:span text:style-name="T348">teRandomIdentificationString.</text:span></text:p>
      <text:h text:style-name="P349" text:outline-level="2"><text:bookmark-start text:name="_Toc67603741"/>Rename Variable<text:bookmark-end text:name="_Toc67603741"/></text:h>
      <text:p text:style-name="P350"><text:span text:style-name="T351">Der aus einem Codebeispiel kopierte und geänderte Code beinhaltet noch immer die Variable<text:s/></text:span><text:span text:style-name="T352">drinks</text:span><text:span text:style-name="T353">. Dieser Name ist nicht passend für diese Anwendung und kann somit in<text:s/></text:span><text:span text:style-name="T354">transactionTypes</text:span><text:span text:style-name="T355"><text:s/>umbenannt werden.</text:span></text:p>
      <text:h text:style-name="P356" text:outline-level="2"><text:bookmark-start text:name="_Toc67603742"/>Switch (Factory)<text:bookmark-end text:name="_Toc67603742"/></text:h>
      <text:p text:style-name="P357"><text:span text:style-name="T358">In der<text:s/></text:span><text:span text:style-name="T359">TransactionFactory</text:span><text:span text:style-name="T360"><text:s/>wurde bisher eine Unterscheidung basierend auf einem Parameter getroffen. Dieser Parameter ist eine Zahl &gt; 0. Die Unterscheidung fand mit einem<text:s/></text:span><text:span text:style-name="T361">switch</text:span><text:span text:style-name="T362"><text:s/>Statement statt. Anstelle diesen langen Code Blocks, kann der Transakti</text:span><text:span text:style-name="T363">onstyp in einem Objekt hinterlegt werden. Der übergebene Parameter kann so als Attributname verwendet werden. Die Transaktion wird hierdurch dynamisch erstellt. Der Code ist lesbarer und die Methode um einiges kürzer.<text:s/></text:span></text:p>
      <text:p text:style-name="P364">Dasselbe Vorgehen ist auch bei der StockFactory angebracht.</text:p>
      <text:h text:style-name="P365" text:outline-level="2">Duplicate Code</text:h>
      <text:p text:style-name="P366"><text:span text:style-name="T367">Der Code wurde nachträglich so angepasst, dass Teile generalisiert werden können. Dadurch sind sehr viele Zeilen Code nachträglich verloren gegangen</text:span><text:span text:style-name="T368">, was für dieses Projekt jedoch problematisch ist.</text:span><text:span text:style-name="T369"><text:s/>Ein Beispiel sind die generellen Generierungen von HTML Grundbaustei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6%"/>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6%"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6%"/>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6%"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3-26T19:46:00Z</dc:date>
    <meta:print-date>2021-03-26T17:10:00Z</meta:print-date>
    <meta:template xlink:href="Normal.dotm" xlink:type="simple"/>
    <meta:editing-cycles>55</meta:editing-cycles>
    <meta:editing-duration>PT0S</meta:editing-duration>
    <meta:document-statistic meta:page-count="16" meta:paragraph-count="62" meta:word-count="4299" meta:character-count="31321" meta:row-count="225" meta:non-whitespace-character-count="27084"/>
  </office:meta>
</office:document-meta>
</file>